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477000" table:style-name="ce9">
            <text:p>14.477.000</text:p>
          </table:table-cell>
          <table:table-cell office:value-type="float" office:value="14541406" table:style-name="ce9">
            <text:p>14.541.406</text:p>
          </table:table-cell>
          <table:table-cell office:value-type="percentage" office:value="1.0044488498998412" table:style-name="ce10">
            <text:p>100,4%</text:p>
          </table:table-cell>
          <table:table-cell office:value-type="float" office:value="6924132" table:style-name="ce8">
            <text:p>6.924.132</text:p>
          </table:table-cell>
          <table:table-cell office:value-type="float" office:value="6813257" table:style-name="ce8">
            <text:p>6.813.257</text:p>
          </table:table-cell>
          <table:table-cell office:value-type="float" office:value="1558374" table:style-name="ce8">
            <text:p>1.558.374</text:p>
          </table:table-cell>
          <table:table-cell office:value-type="date" office:date-value="2021-12-14T00:00:00" table:style-name="ce11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63016" table:style-name="ce14">
            <text:p>2.363.016</text:p>
          </table:table-cell>
          <table:table-cell office:value-type="float" office:value="2295408" table:style-name="ce14">
            <text:p>2.295.408</text:p>
          </table:table-cell>
          <table:table-cell office:value-type="percentage" office:value="0.97138910612539231" table:style-name="ce15">
            <text:p>97,1%</text:p>
          </table:table-cell>
          <table:table-cell office:value-type="float" office:value="1079423" table:style-name="ce13">
            <text:p>1.079.423</text:p>
          </table:table-cell>
          <table:table-cell office:value-type="float" office:value="1057989" table:style-name="ce13">
            <text:p>1.057.989</text:p>
          </table:table-cell>
          <table:table-cell office:value-type="float" office:value="284445" table:style-name="ce13">
            <text:p>284.445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91040" table:style-name="ce7">
            <text:p>2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01965" table:style-name="ce14">
            <text:p>2.001.965</text:p>
          </table:table-cell>
          <table:table-cell office:value-type="float" office:value="1993460" table:style-name="ce14">
            <text:p>1.993.460</text:p>
          </table:table-cell>
          <table:table-cell office:value-type="percentage" office:value="0.99575167398031439" table:style-name="ce15">
            <text:p>99,6%</text:p>
          </table:table-cell>
          <table:table-cell office:value-type="float" office:value="876830" table:style-name="ce13">
            <text:p>876.830</text:p>
          </table:table-cell>
          <table:table-cell office:value-type="float" office:value="868165" table:style-name="ce13">
            <text:p>868.165</text:p>
          </table:table-cell>
          <table:table-cell office:value-type="float" office:value="322547" table:style-name="ce13">
            <text:p>322.547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1935774" table:style-name="ce14">
            <text:p>1.935.774</text:p>
          </table:table-cell>
          <table:table-cell office:value-type="float" office:value="1808459" table:style-name="ce14">
            <text:p>1.808.459</text:p>
          </table:table-cell>
          <table:table-cell office:value-type="percentage" office:value="0.93423044219004903" table:style-name="ce15">
            <text:p>93,4%</text:p>
          </table:table-cell>
          <table:table-cell office:value-type="float" office:value="877393" table:style-name="ce13">
            <text:p>877.393</text:p>
          </table:table-cell>
          <table:table-cell office:value-type="float" office:value="856803" table:style-name="ce13">
            <text:p>856.803</text:p>
          </table:table-cell>
          <table:table-cell office:value-type="float" office:value="173282" table:style-name="ce13">
            <text:p>173.282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17920" table:style-name="ce14">
            <text:p>3.717.920</text:p>
          </table:table-cell>
          <table:table-cell office:value-type="float" office:value="3534585" table:style-name="ce14">
            <text:p>3.534.585</text:p>
          </table:table-cell>
          <table:table-cell office:value-type="percentage" office:value="0.95068882601024229" table:style-name="ce15">
            <text:p>95,1%</text:p>
          </table:table-cell>
          <table:table-cell office:value-type="float" office:value="1702272" table:style-name="ce13">
            <text:p>1.702.272</text:p>
          </table:table-cell>
          <table:table-cell office:value-type="float" office:value="1656088" table:style-name="ce13">
            <text:p>1.656.088</text:p>
          </table:table-cell>
          <table:table-cell office:value-type="float" office:value="350355" table:style-name="ce13">
            <text:p>350.355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14605" table:style-name="ce14">
            <text:p>1.114.605</text:p>
          </table:table-cell>
          <table:table-cell office:value-type="float" office:value="1053719" table:style-name="ce14">
            <text:p>1.053.719</text:p>
          </table:table-cell>
          <table:table-cell office:value-type="percentage" office:value="0.94537437029261484" table:style-name="ce15">
            <text:p>94,5%</text:p>
          </table:table-cell>
          <table:table-cell office:value-type="float" office:value="487584" table:style-name="ce13">
            <text:p>487.584</text:p>
          </table:table-cell>
          <table:table-cell office:value-type="float" office:value="480931" table:style-name="ce13">
            <text:p>480.931</text:p>
          </table:table-cell>
          <table:table-cell office:value-type="float" office:value="129272" table:style-name="ce13">
            <text:p>129.272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42759" table:style-name="ce14">
            <text:p>5.042.759</text:p>
          </table:table-cell>
          <table:table-cell office:value-type="float" office:value="4570622" table:style-name="ce14">
            <text:p>4.570.622</text:p>
          </table:table-cell>
          <table:table-cell office:value-type="percentage" office:value="0.90637327700966874" table:style-name="ce15">
            <text:p>90,6%</text:p>
          </table:table-cell>
          <table:table-cell office:value-type="float" office:value="2024554" table:style-name="ce13">
            <text:p>2.024.554</text:p>
          </table:table-cell>
          <table:table-cell office:value-type="float" office:value="1986635" table:style-name="ce13">
            <text:p>1.986.635</text:p>
          </table:table-cell>
          <table:table-cell office:value-type="float" office:value="787464" table:style-name="ce13">
            <text:p>787.464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90795" table:style-name="ce7">
            <text:p>2.490.795</text:p>
          </table:table-cell>
          <table:table-cell office:value-type="float" office:value="581270" table:style-name="ce7">
            <text:p>58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547900" table:style-name="ce14">
            <text:p>3.547.900</text:p>
          </table:table-cell>
          <table:table-cell office:value-type="float" office:value="3494219" table:style-name="ce14">
            <text:p>3.494.219</text:p>
          </table:table-cell>
          <table:table-cell office:value-type="percentage" office:value="0.98486964119620057" table:style-name="ce15">
            <text:p>98,5%</text:p>
          </table:table-cell>
          <table:table-cell office:value-type="float" office:value="1640098" table:style-name="ce13">
            <text:p>1.640.098</text:p>
          </table:table-cell>
          <table:table-cell office:value-type="float" office:value="1577408" table:style-name="ce13">
            <text:p>1.577.408</text:p>
          </table:table-cell>
          <table:table-cell office:value-type="float" office:value="447246" table:style-name="ce13">
            <text:p>447.246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2354900" table:style-name="ce7">
            <text:p>2.3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714030" table:style-name="ce14">
            <text:p>12.714.030</text:p>
          </table:table-cell>
          <table:table-cell office:value-type="float" office:value="12595436" table:style-name="ce14">
            <text:p>12.595.436</text:p>
          </table:table-cell>
          <table:table-cell office:value-type="percentage" office:value="0.99067219441829224" table:style-name="ce15">
            <text:p>99,1%</text:p>
          </table:table-cell>
          <table:table-cell office:value-type="float" office:value="6116356" table:style-name="ce13">
            <text:p>6.116.356</text:p>
          </table:table-cell>
          <table:table-cell office:value-type="float" office:value="5950267" table:style-name="ce13">
            <text:p>5.950.267</text:p>
          </table:table-cell>
          <table:table-cell office:value-type="float" office:value="1272793" table:style-name="ce13">
            <text:p>1.272.793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628404" table:style-name="ce14">
            <text:p>8.628.404</text:p>
          </table:table-cell>
          <table:table-cell office:value-type="percentage" office:value="0.9720113711443974" table:style-name="ce15">
            <text:p>97,2%</text:p>
          </table:table-cell>
          <table:table-cell office:value-type="float" office:value="4115772" table:style-name="ce13">
            <text:p>4.115.772</text:p>
          </table:table-cell>
          <table:table-cell office:value-type="float" office:value="4048422" table:style-name="ce13">
            <text:p>4.048.422</text:p>
          </table:table-cell>
          <table:table-cell office:value-type="float" office:value="927527" table:style-name="ce13">
            <text:p>927.527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966835" table:style-name="ce14">
            <text:p>1.966.835</text:p>
          </table:table-cell>
          <table:table-cell office:value-type="percentage" office:value="1.0187328945214817" table:style-name="ce15">
            <text:p>101,9%</text:p>
          </table:table-cell>
          <table:table-cell office:value-type="float" office:value="903267" table:style-name="ce13">
            <text:p>903.267</text:p>
          </table:table-cell>
          <table:table-cell office:value-type="float" office:value="889017" table:style-name="ce13">
            <text:p>889.017</text:p>
          </table:table-cell>
          <table:table-cell office:value-type="float" office:value="265093" table:style-name="ce13">
            <text:p>265.093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45000" table:style-name="ce7">
            <text:p>64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215679" table:style-name="ce14">
            <text:p>5.215.679</text:p>
          </table:table-cell>
          <table:table-cell office:value-type="float" office:value="5433286" table:style-name="ce14">
            <text:p>5.433.286</text:p>
          </table:table-cell>
          <table:table-cell office:value-type="percentage" office:value="1.0417217010479365" table:style-name="ce15">
            <text:p>104,2%</text:p>
          </table:table-cell>
          <table:table-cell office:value-type="float" office:value="2324711" table:style-name="ce13">
            <text:p>2.324.711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012773" table:style-name="ce13">
            <text:p>1.012.773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81305" table:style-name="ce14">
            <text:p>581.305</text:p>
          </table:table-cell>
          <table:table-cell office:value-type="float" office:value="564381" table:style-name="ce14">
            <text:p>564.381</text:p>
          </table:table-cell>
          <table:table-cell office:value-type="percentage" office:value="0.97088619571481405" table:style-name="ce15">
            <text:p>97,1%</text:p>
          </table:table-cell>
          <table:table-cell office:value-type="float" office:value="263071" table:style-name="ce13">
            <text:p>263.071</text:p>
          </table:table-cell>
          <table:table-cell office:value-type="float" office:value="257912" table:style-name="ce13">
            <text:p>257.912</text:p>
          </table:table-cell>
          <table:table-cell office:value-type="float" office:value="78324" table:style-name="ce13">
            <text:p>78.324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1820800" table:style-name="ce7">
            <text:p>1.8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592885" table:style-name="ce14">
            <text:p>11.592.885</text:p>
          </table:table-cell>
          <table:table-cell office:value-type="float" office:value="11160759" table:style-name="ce14">
            <text:p>11.160.759</text:p>
          </table:table-cell>
          <table:table-cell office:value-type="percentage" office:value="0.96272489548546369" table:style-name="ce15">
            <text:p>96,3%</text:p>
          </table:table-cell>
          <table:table-cell office:value-type="float" office:value="5430741" table:style-name="ce13">
            <text:p>5.430.741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139837" table:style-name="ce13">
            <text:p>1.139.837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524468" table:style-name="ce14">
            <text:p>2.524.468</text:p>
          </table:table-cell>
          <table:table-cell office:value-type="percentage" office:value="1.0068974044492307" table:style-name="ce15">
            <text:p>100,7%</text:p>
          </table:table-cell>
          <table:table-cell office:value-type="float" office:value="1208764" table:style-name="ce13">
            <text:p>1.208.764</text:p>
          </table:table-cell>
          <table:table-cell office:value-type="float" office:value="1177367" table:style-name="ce13">
            <text:p>1.177.367</text:p>
          </table:table-cell>
          <table:table-cell office:value-type="float" office:value="267977" table:style-name="ce13">
            <text:p>267.977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66500" table:style-name="ce7">
            <text:p>16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31375" table:style-name="ce14">
            <text:p>1.131.375</text:p>
          </table:table-cell>
          <table:table-cell office:value-type="float" office:value="1146050" table:style-name="ce14">
            <text:p>1.146.050</text:p>
          </table:table-cell>
          <table:table-cell office:value-type="percentage" office:value="1.0129709424372997" table:style-name="ce15">
            <text:p>101,3%</text:p>
          </table:table-cell>
          <table:table-cell office:value-type="float" office:value="534319" table:style-name="ce13">
            <text:p>534.319</text:p>
          </table:table-cell>
          <table:table-cell office:value-type="float" office:value="525267" table:style-name="ce13">
            <text:p>525.267</text:p>
          </table:table-cell>
          <table:table-cell office:value-type="float" office:value="154960" table:style-name="ce13">
            <text:p>154.960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42900" table:style-name="ce7">
            <text:p>6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31320" table:style-name="ce14">
            <text:p>4.031.320</text:p>
          </table:table-cell>
          <table:table-cell office:value-type="float" office:value="3920811" table:style-name="ce14">
            <text:p>3.920.811</text:p>
          </table:table-cell>
          <table:table-cell office:value-type="percentage" office:value="0.97258739073057954" table:style-name="ce15">
            <text:p>97,3%</text:p>
          </table:table-cell>
          <table:table-cell office:value-type="float" office:value="1833053" table:style-name="ce13">
            <text:p>1.833.053</text:p>
          </table:table-cell>
          <table:table-cell office:value-type="float" office:value="1795909" table:style-name="ce13">
            <text:p>1.795.909</text:p>
          </table:table-cell>
          <table:table-cell office:value-type="float" office:value="530370" table:style-name="ce13">
            <text:p>530.370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7478" table:style-name="ce14">
            <text:p>127.478</text:p>
          </table:table-cell>
          <table:table-cell office:value-type="percentage" office:value="0.89631218140270696" table:style-name="ce15">
            <text:p>89,6%</text:p>
          </table:table-cell>
          <table:table-cell office:value-type="float" office:value="63499" table:style-name="ce13">
            <text:p>63.499</text:p>
          </table:table-cell>
          <table:table-cell office:value-type="float" office:value="60864" table:style-name="ce13">
            <text:p>60.864</text:p>
          </table:table-cell>
          <table:table-cell office:value-type="float" office:value="11194" table:style-name="ce13">
            <text:p>11.194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20069" table:style-name="ce14">
            <text:p>120.069</text:p>
          </table:table-cell>
          <table:table-cell office:value-type="percentage" office:value="0.85094968107725022" table:style-name="ce15">
            <text:p>85,1%</text:p>
          </table:table-cell>
          <table:table-cell office:value-type="float" office:value="60737" table:style-name="ce13">
            <text:p>60.737</text:p>
          </table:table-cell>
          <table:table-cell office:value-type="float" office:value="57974" table:style-name="ce13">
            <text:p>57.974</text:p>
          </table:table-cell>
          <table:table-cell office:value-type="float" office:value="11898" table:style-name="ce13">
            <text:p>11.898</text:p>
          </table:table-cell>
          <table:table-cell office:value-type="date" office:date-value="2021-12-14T00:00:00" table:style-name="ce17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7549" table:style-name="ce14">
            <text:p>207.549</text:p>
          </table:table-cell>
          <table:table-cell office:value-type="percentage" office:value="0.9779068781273853" table:style-name="ce15">
            <text:p>97,8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29949" table:style-name="ce13">
            <text:p>29.949</text:p>
          </table:table-cell>
          <table:table-cell office:value-type="date" office:date-value="2021-12-14T00:00:00" table:style-name="ce17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700" table:style-name="ce7">
            <text:p>5.700</text:p>
          </table:table-cell>
          <table:table-cell office:value-type="float" office:value="0" table:style-name="ce7">
            <text:p>0</text:p>
          </table:table-cell>
          <table:table-cell office:value-type="float" office:value="4410" table:style-name="ce13">
            <text:p>4.410</text:p>
          </table:table-cell>
          <table:table-cell office:value-type="float" office:value="10110" table:style-name="ce14">
            <text:p>10.110</text:p>
          </table:table-cell>
          <table:table-cell office:value-type="float" office:value="7974" table:style-name="ce14">
            <text:p>7.974</text:p>
          </table:table-cell>
          <table:table-cell office:value-type="percentage" office:value="0.78872403560830862" table:style-name="ce15">
            <text:p>78,9%</text:p>
          </table:table-cell>
          <table:table-cell office:value-type="float" office:value="6125" table:style-name="ce13">
            <text:p>6.125</text:p>
          </table:table-cell>
          <table:table-cell office:value-type="float" office:value="5777" table:style-name="ce13">
            <text:p>5.777</text:p>
          </table:table-cell>
          <table:table-cell office:value-type="float" office:value="12" table:style-name="ce13">
            <text:p>12</text:p>
          </table:table-cell>
          <table:table-cell office:value-type="date" office:date-value="2021-12-14T00:00:00" table:style-name="ce17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8926729" table:style-name="ce19">
            <text:p>58.926.729</text:p>
          </table:table-cell>
          <table:table-cell office:value-type="float" office:value="13159430" table:style-name="ce20">
            <text:p>13.159.43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25" table:style-name="ce22">
            <text:p>2.150.625</text:p>
          </table:table-cell>
          <table:table-cell office:value-type="float" office:value="83287904" table:style-name="ce23">
            <text:p>83.287.904</text:p>
          </table:table-cell>
          <table:table-cell office:value-type="float" office:value="81695378" table:style-name="ce23">
            <text:p>81.695.378</text:p>
          </table:table-cell>
          <table:table-cell office:value-type="percentage" office:value="0.98087926429268768" table:style-name="ce24">
            <text:p>98,1%</text:p>
          </table:table-cell>
          <table:table-cell office:value-type="float" office:value="38567949" table:style-name="ce23">
            <text:p>38.567.949</text:p>
          </table:table-cell>
          <table:table-cell office:value-type="float" office:value="37755238" table:style-name="ce23">
            <text:p>37.755.238</text:p>
          </table:table-cell>
          <table:table-cell office:value-type="float" office:value="9755692" table:style-name="ce23">
            <text:p>9.755.69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24132" table:style-name="ce31">
            <text:p>6.924.132</text:p>
          </table:table-cell>
          <table:table-cell office:value-type="percentage" office:value="0.92916736838220737" table:style-name="ce32">
            <text:p>92,9%</text:p>
          </table:table-cell>
          <table:table-cell office:value-type="float" office:value="6813257" table:style-name="ce31">
            <text:p>6.813.257</text:p>
          </table:table-cell>
          <table:table-cell office:value-type="percentage" office:value="0.91428876237507506" table:style-name="ce32">
            <text:p>91,4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9423" table:style-name="ce31">
            <text:p>1.079.423</text:p>
          </table:table-cell>
          <table:table-cell office:value-type="percentage" office:value="0.91080249153260306" table:style-name="ce32">
            <text:p>91,1%</text:p>
          </table:table-cell>
          <table:table-cell office:value-type="float" office:value="1057989" table:style-name="ce31">
            <text:p>1.057.989</text:p>
          </table:table-cell>
          <table:table-cell office:value-type="percentage" office:value="0.89271677295563201" table:style-name="ce32">
            <text:p>89,3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6830" table:style-name="ce31">
            <text:p>876.830</text:p>
          </table:table-cell>
          <table:table-cell office:value-type="percentage" office:value="0.93886353001894152" table:style-name="ce32">
            <text:p>93,9%</text:p>
          </table:table-cell>
          <table:table-cell office:value-type="float" office:value="868165" table:style-name="ce31">
            <text:p>868.165</text:p>
          </table:table-cell>
          <table:table-cell office:value-type="percentage" office:value="0.92958550293545428" table:style-name="ce32">
            <text:p>93,0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7393" table:style-name="ce31">
            <text:p>877.393</text:p>
          </table:table-cell>
          <table:table-cell office:value-type="percentage" office:value="0.84783165372941649" table:style-name="ce32">
            <text:p>84,8%</text:p>
          </table:table-cell>
          <table:table-cell office:value-type="float" office:value="856803" table:style-name="ce31">
            <text:p>856.803</text:p>
          </table:table-cell>
          <table:table-cell office:value-type="percentage" office:value="0.82793537720306087" table:style-name="ce32">
            <text:p>82,8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02272" table:style-name="ce31">
            <text:p>1.702.272</text:p>
          </table:table-cell>
          <table:table-cell office:value-type="percentage" office:value="0.86816328653888719" table:style-name="ce32">
            <text:p>86,8%</text:p>
          </table:table-cell>
          <table:table-cell office:value-type="float" office:value="1656088" table:style-name="ce31">
            <text:p>1.656.088</text:p>
          </table:table-cell>
          <table:table-cell office:value-type="percentage" office:value="0.84460932264503708" table:style-name="ce32">
            <text:p>84,5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7584" table:style-name="ce31">
            <text:p>487.584</text:p>
          </table:table-cell>
          <table:table-cell office:value-type="percentage" office:value="0.93027834856819058" table:style-name="ce32">
            <text:p>93,0%</text:p>
          </table:table-cell>
          <table:table-cell office:value-type="float" office:value="480931" table:style-name="ce31">
            <text:p>480.931</text:p>
          </table:table-cell>
          <table:table-cell office:value-type="percentage" office:value="0.91758486015793883" table:style-name="ce32">
            <text:p>91,8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4554" table:style-name="ce31">
            <text:p>2.024.554</text:p>
          </table:table-cell>
          <table:table-cell office:value-type="percentage" office:value="0.93029349069248846" table:style-name="ce32">
            <text:p>93,0%</text:p>
          </table:table-cell>
          <table:table-cell office:value-type="float" office:value="1986635" table:style-name="ce31">
            <text:p>1.986.635</text:p>
          </table:table-cell>
          <table:table-cell office:value-type="percentage" office:value="0.91286950552164658" table:style-name="ce32">
            <text:p>91,3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0098" table:style-name="ce31">
            <text:p>1.640.098</text:p>
          </table:table-cell>
          <table:table-cell office:value-type="percentage" office:value="0.9067406611292449" table:style-name="ce32">
            <text:p>90,7%</text:p>
          </table:table-cell>
          <table:table-cell office:value-type="float" office:value="1577408" table:style-name="ce31">
            <text:p>1.577.408</text:p>
          </table:table-cell>
          <table:table-cell office:value-type="percentage" office:value="0.87208201753222059" table:style-name="ce32">
            <text:p>87,2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16356" table:style-name="ce31">
            <text:p>6.116.356</text:p>
          </table:table-cell>
          <table:table-cell office:value-type="percentage" office:value="0.89051185435824565" table:style-name="ce32">
            <text:p>89,1%</text:p>
          </table:table-cell>
          <table:table-cell office:value-type="float" office:value="5950267" table:style-name="ce31">
            <text:p>5.950.267</text:p>
          </table:table-cell>
          <table:table-cell office:value-type="percentage" office:value="0.86633009917942561" table:style-name="ce32">
            <text:p>86,6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15772" table:style-name="ce31">
            <text:p>4.115.772</text:p>
          </table:table-cell>
          <table:table-cell office:value-type="percentage" office:value="0.91696771653701192" table:style-name="ce32">
            <text:p>91,7%</text:p>
          </table:table-cell>
          <table:table-cell office:value-type="float" office:value="4048422" table:style-name="ce31">
            <text:p>4.048.422</text:p>
          </table:table-cell>
          <table:table-cell office:value-type="percentage" office:value="0.90196256666263408" table:style-name="ce32">
            <text:p>90,2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3267" table:style-name="ce31">
            <text:p>903.267</text:p>
          </table:table-cell>
          <table:table-cell office:value-type="percentage" office:value="0.94737984785570517" table:style-name="ce32">
            <text:p>94,7%</text:p>
          </table:table-cell>
          <table:table-cell office:value-type="float" office:value="889017" table:style-name="ce31">
            <text:p>889.017</text:p>
          </table:table-cell>
          <table:table-cell office:value-type="percentage" office:value="0.93243392064709052" table:style-name="ce32">
            <text:p>93,2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3071" table:style-name="ce31">
            <text:p>263.071</text:p>
          </table:table-cell>
          <table:table-cell office:value-type="percentage" office:value="0.92640419762650983" table:style-name="ce32">
            <text:p>92,6%</text:p>
          </table:table-cell>
          <table:table-cell office:value-type="float" office:value="257912" table:style-name="ce31">
            <text:p>257.912</text:p>
          </table:table-cell>
          <table:table-cell office:value-type="percentage" office:value="0.90823678557594112" table:style-name="ce32">
            <text:p>90,8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8764" table:style-name="ce31">
            <text:p>1.208.764</text:p>
          </table:table-cell>
          <table:table-cell office:value-type="percentage" office:value="0.92262412251543158" table:style-name="ce32">
            <text:p>92,3%</text:p>
          </table:table-cell>
          <table:table-cell office:value-type="float" office:value="1177367" table:style-name="ce31">
            <text:p>1.177.367</text:p>
          </table:table-cell>
          <table:table-cell office:value-type="percentage" office:value="0.89865945317169116" table:style-name="ce32">
            <text:p>89,9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4319" table:style-name="ce31">
            <text:p>534.319</text:p>
          </table:table-cell>
          <table:table-cell office:value-type="percentage" office:value="0.91909404596854927" table:style-name="ce32">
            <text:p>91,9%</text:p>
          </table:table-cell>
          <table:table-cell office:value-type="float" office:value="525267" table:style-name="ce31">
            <text:p>525.267</text:p>
          </table:table-cell>
          <table:table-cell office:value-type="percentage" office:value="0.90352349859121983" table:style-name="ce32">
            <text:p>90,4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33053" table:style-name="ce31">
            <text:p>1.833.053</text:p>
          </table:table-cell>
          <table:table-cell office:value-type="percentage" office:value="0.9239443875151655" table:style-name="ce32">
            <text:p>92,4%</text:p>
          </table:table-cell>
          <table:table-cell office:value-type="float" office:value="1795909" table:style-name="ce31">
            <text:p>1.795.909</text:p>
          </table:table-cell>
          <table:table-cell office:value-type="percentage" office:value="0.90522207543261068" table:style-name="ce32">
            <text:p>90,5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499" table:style-name="ce31">
            <text:p>63.499</text:p>
          </table:table-cell>
          <table:table-cell office:value-type="percentage" office:value="0.89479320791939687" table:style-name="ce32">
            <text:p>89,5%</text:p>
          </table:table-cell>
          <table:table-cell office:value-type="float" office:value="60864" table:style-name="ce31">
            <text:p>60.864</text:p>
          </table:table-cell>
          <table:table-cell office:value-type="percentage" office:value="0.85766222785880364" table:style-name="ce32">
            <text:p>85,8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737" table:style-name="ce31">
            <text:p>60.737</text:p>
          </table:table-cell>
          <table:table-cell office:value-type="percentage" office:value="0.85633115738717269" table:style-name="ce32">
            <text:p>85,6%</text:p>
          </table:table-cell>
          <table:table-cell office:value-type="float" office:value="57974" table:style-name="ce31">
            <text:p>57.974</text:p>
          </table:table-cell>
          <table:table-cell office:value-type="percentage" office:value="0.81737561154426386" table:style-name="ce32">
            <text:p>81,7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6125" table:style-name="ce31">
            <text:p>6.125</text:p>
          </table:table-cell>
          <table:table-cell office:value-type="string" table:style-name="ce32">
            <text:p>-</text:p>
          </table:table-cell>
          <table:table-cell office:value-type="float" office:value="5777" table:style-name="ce31">
            <text:p>5.777</text:p>
          </table:table-cell>
          <table:table-cell office:value-type="string" table:style-name="ce32">
            <text:p>-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567949" table:style-name="ce34">
            <text:p>38.567.949</text:p>
          </table:table-cell>
          <table:table-cell office:value-type="percentage" office:value="0.91567206579457228" table:style-name="ce24">
            <text:p>91,6%</text:p>
          </table:table-cell>
          <table:table-cell office:value-type="float" office:value="37755238" table:style-name="ce34">
            <text:p>37.755.238</text:p>
          </table:table-cell>
          <table:table-cell office:value-type="percentage" office:value="0.89637685358964081" table:style-name="ce24">
            <text:p>89,6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552" table:style-name="ce43">
            <text:p>434.552</text:p>
          </table:table-cell>
          <table:table-cell office:value-type="percentage" office:value="1" table:style-name="ce44">
            <text:p>100,0%</text:p>
          </table:table-cell>
          <table:table-cell office:value-type="float" office:value="655023" table:style-name="ce43">
            <text:p>655.023</text:p>
          </table:table-cell>
          <table:table-cell office:value-type="percentage" office:value="1" table:style-name="ce44">
            <text:p>100,0%</text:p>
          </table:table-cell>
          <table:table-cell office:value-type="float" office:value="933122" table:style-name="ce43">
            <text:p>933.122</text:p>
          </table:table-cell>
          <table:table-cell office:value-type="percentage" office:value="1" table:style-name="ce44">
            <text:p>100,0%</text:p>
          </table:table-cell>
          <table:table-cell office:value-type="float" office:value="1221792" table:style-name="ce43">
            <text:p>1.221.792</text:p>
          </table:table-cell>
          <table:table-cell office:value-type="percentage" office:value="0.96582744476178661" table:style-name="ce44">
            <text:p>96,6%</text:p>
          </table:table-cell>
          <table:table-cell office:value-type="float" office:value="1262199" table:style-name="ce43">
            <text:p>1.262.199</text:p>
          </table:table-cell>
          <table:table-cell office:value-type="percentage" office:value="0.91126001181130223" table:style-name="ce44">
            <text:p>91,1%</text:p>
          </table:table-cell>
          <table:table-cell office:value-type="float" office:value="945905" table:style-name="ce43">
            <text:p>945.905</text:p>
          </table:table-cell>
          <table:table-cell office:value-type="percentage" office:value="0.8295833161582401" table:style-name="ce44">
            <text:p>83,0%</text:p>
          </table:table-cell>
          <table:table-cell office:value-type="float" office:value="784618" table:style-name="ce43">
            <text:p>784.618</text:p>
          </table:table-cell>
          <table:table-cell office:value-type="percentage" office:value="0.84488172357947688" table:style-name="ce44">
            <text:p>84,5%</text:p>
          </table:table-cell>
          <table:table-cell office:value-type="float" office:value="686921" table:style-name="ce43">
            <text:p>686.921</text:p>
          </table:table-cell>
          <table:table-cell office:value-type="percentage" office:value="0.91235836564144046" table:style-name="ce44">
            <text:p>91,2%</text:p>
          </table:table-cell>
          <table:table-cell office:value-type="float" office:value="6924132" table:style-name="ce43">
            <text:p>6.924.13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916736838220737" table:style-name="ce44">
            <text:p>92,9%</text:p>
          </table:table-cell>
          <table:table-cell office:value-type="percentage" office:value="0.81802880318547855" table:style-name="ce44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11" table:style-name="ce46">
            <text:p>101.511</text:p>
          </table:table-cell>
          <table:table-cell office:value-type="percentage" office:value="1" table:style-name="ce47">
            <text:p>100,0%</text:p>
          </table:table-cell>
          <table:table-cell office:value-type="float" office:value="119554" table:style-name="ce46">
            <text:p>119.554</text:p>
          </table:table-cell>
          <table:table-cell office:value-type="percentage" office:value="1" table:style-name="ce47">
            <text:p>100,0%</text:p>
          </table:table-cell>
          <table:table-cell office:value-type="float" office:value="155221" table:style-name="ce46">
            <text:p>155.221</text:p>
          </table:table-cell>
          <table:table-cell office:value-type="percentage" office:value="0.9926710878893884" table:style-name="ce47">
            <text:p>99,3%</text:p>
          </table:table-cell>
          <table:table-cell office:value-type="float" office:value="187105" table:style-name="ce46">
            <text:p>187.105</text:p>
          </table:table-cell>
          <table:table-cell office:value-type="percentage" office:value="0.94370693916253923" table:style-name="ce47">
            <text:p>94,4%</text:p>
          </table:table-cell>
          <table:table-cell office:value-type="float" office:value="189917" table:style-name="ce46">
            <text:p>189.917</text:p>
          </table:table-cell>
          <table:table-cell office:value-type="percentage" office:value="0.88356913228158163" table:style-name="ce47">
            <text:p>88,4%</text:p>
          </table:table-cell>
          <table:table-cell office:value-type="float" office:value="128633" table:style-name="ce46">
            <text:p>128.633</text:p>
          </table:table-cell>
          <table:table-cell office:value-type="percentage" office:value="0.78298211655284078" table:style-name="ce47">
            <text:p>78,3%</text:p>
          </table:table-cell>
          <table:table-cell office:value-type="float" office:value="107128" table:style-name="ce46">
            <text:p>107.128</text:p>
          </table:table-cell>
          <table:table-cell office:value-type="percentage" office:value="0.8215274422742157" table:style-name="ce47">
            <text:p>82,2%</text:p>
          </table:table-cell>
          <table:table-cell office:value-type="float" office:value="90354" table:style-name="ce46">
            <text:p>90.354</text:p>
          </table:table-cell>
          <table:table-cell office:value-type="percentage" office:value="0.87629595864570498" table:style-name="ce47">
            <text:p>87,6%</text:p>
          </table:table-cell>
          <table:table-cell office:value-type="float" office:value="1079423" table:style-name="ce46">
            <text:p>1.079.42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080249153260306" table:style-name="ce47">
            <text:p>91,1%</text:p>
          </table:table-cell>
          <table:table-cell office:value-type="percentage" office:value="0.81196803649189742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51" table:style-name="ce46">
            <text:p>89.051</text:p>
          </table:table-cell>
          <table:table-cell office:value-type="percentage" office:value="1" table:style-name="ce47">
            <text:p>100,0%</text:p>
          </table:table-cell>
          <table:table-cell office:value-type="float" office:value="114484" table:style-name="ce46">
            <text:p>114.484</text:p>
          </table:table-cell>
          <table:table-cell office:value-type="percentage" office:value="1" table:style-name="ce47">
            <text:p>100,0%</text:p>
          </table:table-cell>
          <table:table-cell office:value-type="float" office:value="148518" table:style-name="ce46">
            <text:p>148.518</text:p>
          </table:table-cell>
          <table:table-cell office:value-type="percentage" office:value="0.99242242001443348" table:style-name="ce47">
            <text:p>99,2%</text:p>
          </table:table-cell>
          <table:table-cell office:value-type="float" office:value="153567" table:style-name="ce46">
            <text:p>153.567</text:p>
          </table:table-cell>
          <table:table-cell office:value-type="percentage" office:value="0.94418518860094069" table:style-name="ce47">
            <text:p>94,4%</text:p>
          </table:table-cell>
          <table:table-cell office:value-type="float" office:value="151276" table:style-name="ce46">
            <text:p>151.276</text:p>
          </table:table-cell>
          <table:table-cell office:value-type="percentage" office:value="0.90588228249088287" table:style-name="ce47">
            <text:p>90,6%</text:p>
          </table:table-cell>
          <table:table-cell office:value-type="float" office:value="91672" table:style-name="ce46">
            <text:p>91.672</text:p>
          </table:table-cell>
          <table:table-cell office:value-type="percentage" office:value="0.80097159483097569" table:style-name="ce47">
            <text:p>80,1%</text:p>
          </table:table-cell>
          <table:table-cell office:value-type="float" office:value="67289" table:style-name="ce46">
            <text:p>67.289</text:p>
          </table:table-cell>
          <table:table-cell office:value-type="percentage" office:value="0.85056439686010799" table:style-name="ce47">
            <text:p>85,1%</text:p>
          </table:table-cell>
          <table:table-cell office:value-type="float" office:value="60973" table:style-name="ce46">
            <text:p>60.973</text:p>
          </table:table-cell>
          <table:table-cell office:value-type="percentage" office:value="0.95270312499999998" table:style-name="ce47">
            <text:p>95,3%</text:p>
          </table:table-cell>
          <table:table-cell office:value-type="float" office:value="876830" table:style-name="ce46">
            <text:p>876.83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886353001894152" table:style-name="ce47">
            <text:p>93,9%</text:p>
          </table:table-cell>
          <table:table-cell office:value-type="percentage" office:value="0.86066330056223894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69" table:style-name="ce46">
            <text:p>51.669</text:p>
          </table:table-cell>
          <table:table-cell office:value-type="percentage" office:value="1" table:style-name="ce47">
            <text:p>100,0%</text:p>
          </table:table-cell>
          <table:table-cell office:value-type="float" office:value="79605" table:style-name="ce46">
            <text:p>79.605</text:p>
          </table:table-cell>
          <table:table-cell office:value-type="percentage" office:value="0.98868547866262602" table:style-name="ce47">
            <text:p>98,9%</text:p>
          </table:table-cell>
          <table:table-cell office:value-type="float" office:value="111286" table:style-name="ce46">
            <text:p>111.286</text:p>
          </table:table-cell>
          <table:table-cell office:value-type="percentage" office:value="0.94928815756924367" table:style-name="ce47">
            <text:p>94,9%</text:p>
          </table:table-cell>
          <table:table-cell office:value-type="float" office:value="152061" table:style-name="ce46">
            <text:p>152.061</text:p>
          </table:table-cell>
          <table:table-cell office:value-type="percentage" office:value="0.91715169755785686" table:style-name="ce47">
            <text:p>91,7%</text:p>
          </table:table-cell>
          <table:table-cell office:value-type="float" office:value="171275" table:style-name="ce46">
            <text:p>171.275</text:p>
          </table:table-cell>
          <table:table-cell office:value-type="percentage" office:value="0.83073841258754821" table:style-name="ce47">
            <text:p>83,1%</text:p>
          </table:table-cell>
          <table:table-cell office:value-type="float" office:value="131883" table:style-name="ce46">
            <text:p>131.883</text:p>
          </table:table-cell>
          <table:table-cell office:value-type="percentage" office:value="0.72388809300334267" table:style-name="ce47">
            <text:p>72,4%</text:p>
          </table:table-cell>
          <table:table-cell office:value-type="float" office:value="101543" table:style-name="ce46">
            <text:p>101.543</text:p>
          </table:table-cell>
          <table:table-cell office:value-type="percentage" office:value="0.73612822780588938" table:style-name="ce47">
            <text:p>73,6%</text:p>
          </table:table-cell>
          <table:table-cell office:value-type="float" office:value="78071" table:style-name="ce46">
            <text:p>78.071</text:p>
          </table:table-cell>
          <table:table-cell office:value-type="percentage" office:value="0.81766862170087973" table:style-name="ce47">
            <text:p>81,8%</text:p>
          </table:table-cell>
          <table:table-cell office:value-type="float" office:value="877393" table:style-name="ce46">
            <text:p>877.39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783165372941649" table:style-name="ce47">
            <text:p>84,8%</text:p>
          </table:table-cell>
          <table:table-cell office:value-type="percentage" office:value="0.74892086760793242" table:style-name="ce47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768" table:style-name="ce46">
            <text:p>93.768</text:p>
          </table:table-cell>
          <table:table-cell office:value-type="percentage" office:value="1" table:style-name="ce47">
            <text:p>100,0%</text:p>
          </table:table-cell>
          <table:table-cell office:value-type="float" office:value="153270" table:style-name="ce46">
            <text:p>153.270</text:p>
          </table:table-cell>
          <table:table-cell office:value-type="percentage" office:value="0.9918398250189282" table:style-name="ce47">
            <text:p>99,2%</text:p>
          </table:table-cell>
          <table:table-cell office:value-type="float" office:value="226389" table:style-name="ce46">
            <text:p>226.389</text:p>
          </table:table-cell>
          <table:table-cell office:value-type="percentage" office:value="0.96298045020672762" table:style-name="ce47">
            <text:p>96,3%</text:p>
          </table:table-cell>
          <table:table-cell office:value-type="float" office:value="322673" table:style-name="ce46">
            <text:p>322.673</text:p>
          </table:table-cell>
          <table:table-cell office:value-type="percentage" office:value="0.9205761856940704" table:style-name="ce47">
            <text:p>92,1%</text:p>
          </table:table-cell>
          <table:table-cell office:value-type="float" office:value="320875" table:style-name="ce46">
            <text:p>320.875</text:p>
          </table:table-cell>
          <table:table-cell office:value-type="percentage" office:value="0.82715944360235505" table:style-name="ce47">
            <text:p>82,7%</text:p>
          </table:table-cell>
          <table:table-cell office:value-type="float" office:value="233693" table:style-name="ce46">
            <text:p>233.693</text:p>
          </table:table-cell>
          <table:table-cell office:value-type="percentage" office:value="0.75158393742723539" table:style-name="ce47">
            <text:p>75,2%</text:p>
          </table:table-cell>
          <table:table-cell office:value-type="float" office:value="193088" table:style-name="ce46">
            <text:p>193.088</text:p>
          </table:table-cell>
          <table:table-cell office:value-type="percentage" office:value="0.76698921143365584" table:style-name="ce47">
            <text:p>76,7%</text:p>
          </table:table-cell>
          <table:table-cell office:value-type="float" office:value="158516" table:style-name="ce46">
            <text:p>158.516</text:p>
          </table:table-cell>
          <table:table-cell office:value-type="percentage" office:value="0.88163873702008377" table:style-name="ce47">
            <text:p>88,2%</text:p>
          </table:table-cell>
          <table:table-cell office:value-type="float" office:value="1702272" table:style-name="ce46">
            <text:p>1.702.27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816328653888719" table:style-name="ce47">
            <text:p>86,8%</text:p>
          </table:table-cell>
          <table:table-cell office:value-type="percentage" office:value="0.7823113745156142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87" table:style-name="ce46">
            <text:p>42.487</text:p>
          </table:table-cell>
          <table:table-cell office:value-type="percentage" office:value="1" table:style-name="ce47">
            <text:p>100,0%</text:p>
          </table:table-cell>
          <table:table-cell office:value-type="float" office:value="56084" table:style-name="ce46">
            <text:p>56.084</text:p>
          </table:table-cell>
          <table:table-cell office:value-type="percentage" office:value="1" table:style-name="ce47">
            <text:p>100,0%</text:p>
          </table:table-cell>
          <table:table-cell office:value-type="float" office:value="76933" table:style-name="ce46">
            <text:p>76.933</text:p>
          </table:table-cell>
          <table:table-cell office:value-type="percentage" office:value="0.99467321740254699" table:style-name="ce47">
            <text:p>99,5%</text:p>
          </table:table-cell>
          <table:table-cell office:value-type="float" office:value="84717" table:style-name="ce46">
            <text:p>84.717</text:p>
          </table:table-cell>
          <table:table-cell office:value-type="percentage" office:value="0.94167667066826732" table:style-name="ce47">
            <text:p>94,2%</text:p>
          </table:table-cell>
          <table:table-cell office:value-type="float" office:value="88690" table:style-name="ce46">
            <text:p>88.690</text:p>
          </table:table-cell>
          <table:table-cell office:value-type="percentage" office:value="0.90713825445693419" table:style-name="ce47">
            <text:p>90,7%</text:p>
          </table:table-cell>
          <table:table-cell office:value-type="float" office:value="55678" table:style-name="ce46">
            <text:p>55.678</text:p>
          </table:table-cell>
          <table:table-cell office:value-type="percentage" office:value="0.79006144197068384" table:style-name="ce47">
            <text:p>79,0%</text:p>
          </table:table-cell>
          <table:table-cell office:value-type="float" office:value="42233" table:style-name="ce46">
            <text:p>42.233</text:p>
          </table:table-cell>
          <table:table-cell office:value-type="percentage" office:value="0.83621423621423618" table:style-name="ce47">
            <text:p>83,6%</text:p>
          </table:table-cell>
          <table:table-cell office:value-type="float" office:value="40762" table:style-name="ce46">
            <text:p>40.762</text:p>
          </table:table-cell>
          <table:table-cell office:value-type="percentage" office:value="0.92718877237677133" table:style-name="ce47">
            <text:p>92,7%</text:p>
          </table:table-cell>
          <table:table-cell office:value-type="float" office:value="487584" table:style-name="ce46">
            <text:p>487.58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027834856819058" table:style-name="ce47">
            <text:p>93,0%</text:p>
          </table:table-cell>
          <table:table-cell office:value-type="percentage" office:value="0.83647249551813763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08" table:style-name="ce46">
            <text:p>229.808</text:p>
          </table:table-cell>
          <table:table-cell office:value-type="percentage" office:value="1" table:style-name="ce47">
            <text:p>100,0%</text:p>
          </table:table-cell>
          <table:table-cell office:value-type="float" office:value="252025" table:style-name="ce46">
            <text:p>252.025</text:p>
          </table:table-cell>
          <table:table-cell office:value-type="percentage" office:value="1" table:style-name="ce47">
            <text:p>100,0%</text:p>
          </table:table-cell>
          <table:table-cell office:value-type="float" office:value="323366" table:style-name="ce46">
            <text:p>323.366</text:p>
          </table:table-cell>
          <table:table-cell office:value-type="percentage" office:value="1" table:style-name="ce47">
            <text:p>100,0%</text:p>
          </table:table-cell>
          <table:table-cell office:value-type="float" office:value="354925" table:style-name="ce46">
            <text:p>354.925</text:p>
          </table:table-cell>
          <table:table-cell office:value-type="percentage" office:value="0.93113399357250604" table:style-name="ce47">
            <text:p>93,1%</text:p>
          </table:table-cell>
          <table:table-cell office:value-type="float" office:value="323135" table:style-name="ce46">
            <text:p>323.135</text:p>
          </table:table-cell>
          <table:table-cell office:value-type="percentage" office:value="0.88943174467733721" table:style-name="ce47">
            <text:p>88,9%</text:p>
          </table:table-cell>
          <table:table-cell office:value-type="float" office:value="215751" table:style-name="ce46">
            <text:p>215.751</text:p>
          </table:table-cell>
          <table:table-cell office:value-type="percentage" office:value="0.80569341593753152" table:style-name="ce47">
            <text:p>80,6%</text:p>
          </table:table-cell>
          <table:table-cell office:value-type="float" office:value="177169" table:style-name="ce46">
            <text:p>177.169</text:p>
          </table:table-cell>
          <table:table-cell office:value-type="percentage" office:value="0.83963963110053741" table:style-name="ce47">
            <text:p>84,0%</text:p>
          </table:table-cell>
          <table:table-cell office:value-type="float" office:value="148375" table:style-name="ce46">
            <text:p>148.375</text:p>
          </table:table-cell>
          <table:table-cell office:value-type="percentage" office:value="0.89738239527766694" table:style-name="ce47">
            <text:p>89,7%</text:p>
          </table:table-cell>
          <table:table-cell office:value-type="float" office:value="2024554" table:style-name="ce46">
            <text:p>2.024.55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029349069248846" table:style-name="ce47">
            <text:p>93,0%</text:p>
          </table:table-cell>
          <table:table-cell office:value-type="percentage" office:value="0.84535420419404761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151" table:style-name="ce46">
            <text:p>139.151</text:p>
          </table:table-cell>
          <table:table-cell office:value-type="percentage" office:value="1" table:style-name="ce47">
            <text:p>100,0%</text:p>
          </table:table-cell>
          <table:table-cell office:value-type="float" office:value="159504" table:style-name="ce46">
            <text:p>159.504</text:p>
          </table:table-cell>
          <table:table-cell office:value-type="percentage" office:value="1" table:style-name="ce47">
            <text:p>100,0%</text:p>
          </table:table-cell>
          <table:table-cell office:value-type="float" office:value="224470" table:style-name="ce46">
            <text:p>224.470</text:p>
          </table:table-cell>
          <table:table-cell office:value-type="percentage" office:value="1" table:style-name="ce47">
            <text:p>100,0%</text:p>
          </table:table-cell>
          <table:table-cell office:value-type="float" office:value="288134" table:style-name="ce46">
            <text:p>288.134</text:p>
          </table:table-cell>
          <table:table-cell office:value-type="percentage" office:value="0.93708818191870635" table:style-name="ce47">
            <text:p>93,7%</text:p>
          </table:table-cell>
          <table:table-cell office:value-type="float" office:value="289535" table:style-name="ce46">
            <text:p>289.535</text:p>
          </table:table-cell>
          <table:table-cell office:value-type="percentage" office:value="0.8757732036720558" table:style-name="ce47">
            <text:p>87,6%</text:p>
          </table:table-cell>
          <table:table-cell office:value-type="float" office:value="208929" table:style-name="ce46">
            <text:p>208.929</text:p>
          </table:table-cell>
          <table:table-cell office:value-type="percentage" office:value="0.78573980541630151" table:style-name="ce47">
            <text:p>78,6%</text:p>
          </table:table-cell>
          <table:table-cell office:value-type="float" office:value="176776" table:style-name="ce46">
            <text:p>176.776</text:p>
          </table:table-cell>
          <table:table-cell office:value-type="percentage" office:value="0.81056816253914687" table:style-name="ce47">
            <text:p>81,1%</text:p>
          </table:table-cell>
          <table:table-cell office:value-type="float" office:value="153599" table:style-name="ce46">
            <text:p>153.599</text:p>
          </table:table-cell>
          <table:table-cell office:value-type="percentage" office:value="0.88289494861242035" table:style-name="ce47">
            <text:p>88,3%</text:p>
          </table:table-cell>
          <table:table-cell office:value-type="float" office:value="1640098" table:style-name="ce46">
            <text:p>1.640.09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67406611292449" table:style-name="ce47">
            <text:p>90,7%</text:p>
          </table:table-cell>
          <table:table-cell office:value-type="percentage" office:value="0.80191725001845771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908" table:style-name="ce46">
            <text:p>459.908</text:p>
          </table:table-cell>
          <table:table-cell office:value-type="percentage" office:value="1" table:style-name="ce47">
            <text:p>100,0%</text:p>
          </table:table-cell>
          <table:table-cell office:value-type="float" office:value="620240" table:style-name="ce46">
            <text:p>620.240</text:p>
          </table:table-cell>
          <table:table-cell office:value-type="percentage" office:value="0.9763069580602306" table:style-name="ce47">
            <text:p>97,6%</text:p>
          </table:table-cell>
          <table:table-cell office:value-type="float" office:value="805213" table:style-name="ce46">
            <text:p>805.213</text:p>
          </table:table-cell>
          <table:table-cell office:value-type="percentage" office:value="0.96135193604462355" table:style-name="ce47">
            <text:p>96,1%</text:p>
          </table:table-cell>
          <table:table-cell office:value-type="float" office:value="1036326" table:style-name="ce46">
            <text:p>1.036.326</text:p>
          </table:table-cell>
          <table:table-cell office:value-type="percentage" office:value="0.94920771584018759" table:style-name="ce47">
            <text:p>94,9%</text:p>
          </table:table-cell>
          <table:table-cell office:value-type="float" office:value="1150363" table:style-name="ce46">
            <text:p>1.150.363</text:p>
          </table:table-cell>
          <table:table-cell office:value-type="percentage" office:value="0.87363480677878569" table:style-name="ce47">
            <text:p>87,4%</text:p>
          </table:table-cell>
          <table:table-cell office:value-type="float" office:value="810242" table:style-name="ce46">
            <text:p>810.242</text:p>
          </table:table-cell>
          <table:table-cell office:value-type="percentage" office:value="0.7756094852639922" table:style-name="ce47">
            <text:p>77,6%</text:p>
          </table:table-cell>
          <table:table-cell office:value-type="float" office:value="674783" table:style-name="ce46">
            <text:p>674.783</text:p>
          </table:table-cell>
          <table:table-cell office:value-type="percentage" office:value="0.80433287441816115" table:style-name="ce47">
            <text:p>80,4%</text:p>
          </table:table-cell>
          <table:table-cell office:value-type="float" office:value="559281" table:style-name="ce46">
            <text:p>559.281</text:p>
          </table:table-cell>
          <table:table-cell office:value-type="percentage" office:value="0.85234681467799311" table:style-name="ce47">
            <text:p>85,2%</text:p>
          </table:table-cell>
          <table:table-cell office:value-type="float" office:value="6116356" table:style-name="ce46">
            <text:p>6.116.356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051185435824565" table:style-name="ce47">
            <text:p>89,1%</text:p>
          </table:table-cell>
          <table:table-cell office:value-type="percentage" office:value="0.78611561061986024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14" table:style-name="ce46">
            <text:p>297.214</text:p>
          </table:table-cell>
          <table:table-cell office:value-type="percentage" office:value="1" table:style-name="ce47">
            <text:p>100,0%</text:p>
          </table:table-cell>
          <table:table-cell office:value-type="float" office:value="435016" table:style-name="ce46">
            <text:p>435.016</text:p>
          </table:table-cell>
          <table:table-cell office:value-type="percentage" office:value="0.99350023523393216" table:style-name="ce47">
            <text:p>99,4%</text:p>
          </table:table-cell>
          <table:table-cell office:value-type="float" office:value="571869" table:style-name="ce46">
            <text:p>571.869</text:p>
          </table:table-cell>
          <table:table-cell office:value-type="percentage" office:value="0.98474500971194778" table:style-name="ce47">
            <text:p>98,5%</text:p>
          </table:table-cell>
          <table:table-cell office:value-type="float" office:value="717861" table:style-name="ce46">
            <text:p>717.861</text:p>
          </table:table-cell>
          <table:table-cell office:value-type="percentage" office:value="0.95417859620859879" table:style-name="ce47">
            <text:p>95,4%</text:p>
          </table:table-cell>
          <table:table-cell office:value-type="float" office:value="758962" table:style-name="ce46">
            <text:p>758.962</text:p>
          </table:table-cell>
          <table:table-cell office:value-type="percentage" office:value="0.89123144055576176" table:style-name="ce47">
            <text:p>89,1%</text:p>
          </table:table-cell>
          <table:table-cell office:value-type="float" office:value="519766" table:style-name="ce46">
            <text:p>519.766</text:p>
          </table:table-cell>
          <table:table-cell office:value-type="percentage" office:value="0.80116961768545791" table:style-name="ce47">
            <text:p>80,1%</text:p>
          </table:table-cell>
          <table:table-cell office:value-type="float" office:value="435606" table:style-name="ce46">
            <text:p>435.606</text:p>
          </table:table-cell>
          <table:table-cell office:value-type="percentage" office:value="0.84399158345055281" table:style-name="ce47">
            <text:p>84,4%</text:p>
          </table:table-cell>
          <table:table-cell office:value-type="float" office:value="379478" table:style-name="ce46">
            <text:p>379.478</text:p>
          </table:table-cell>
          <table:table-cell office:value-type="percentage" office:value="0.89387583003361359" table:style-name="ce47">
            <text:p>89,4%</text:p>
          </table:table-cell>
          <table:table-cell office:value-type="float" office:value="4115772" table:style-name="ce46">
            <text:p>4.115.77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696771653701192" table:style-name="ce47">
            <text:p>91,7%</text:p>
          </table:table-cell>
          <table:table-cell office:value-type="percentage" office:value="0.81381940315417967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37" table:style-name="ce46">
            <text:p>78.337</text:p>
          </table:table-cell>
          <table:table-cell office:value-type="percentage" office:value="1" table:style-name="ce47">
            <text:p>100,0%</text:p>
          </table:table-cell>
          <table:table-cell office:value-type="float" office:value="96047" table:style-name="ce46">
            <text:p>96.047</text:p>
          </table:table-cell>
          <table:table-cell office:value-type="percentage" office:value="1" table:style-name="ce47">
            <text:p>100,0%</text:p>
          </table:table-cell>
          <table:table-cell office:value-type="float" office:value="133116" table:style-name="ce46">
            <text:p>133.116</text:p>
          </table:table-cell>
          <table:table-cell office:value-type="percentage" office:value="1" table:style-name="ce47">
            <text:p>100,0%</text:p>
          </table:table-cell>
          <table:table-cell office:value-type="float" office:value="161865" table:style-name="ce46">
            <text:p>161.865</text:p>
          </table:table-cell>
          <table:table-cell office:value-type="percentage" office:value="0.95655848146747358" table:style-name="ce47">
            <text:p>95,7%</text:p>
          </table:table-cell>
          <table:table-cell office:value-type="float" office:value="146752" table:style-name="ce46">
            <text:p>146.752</text:p>
          </table:table-cell>
          <table:table-cell office:value-type="percentage" office:value="0.92010984739237844" table:style-name="ce47">
            <text:p>92,0%</text:p>
          </table:table-cell>
          <table:table-cell office:value-type="float" office:value="113899" table:style-name="ce46">
            <text:p>113.899</text:p>
          </table:table-cell>
          <table:table-cell office:value-type="percentage" office:value="0.85331025854254228" table:style-name="ce47">
            <text:p>85,3%</text:p>
          </table:table-cell>
          <table:table-cell office:value-type="float" office:value="94487" table:style-name="ce46">
            <text:p>94.487</text:p>
          </table:table-cell>
          <table:table-cell office:value-type="percentage" office:value="0.83380691846099542" table:style-name="ce47">
            <text:p>83,4%</text:p>
          </table:table-cell>
          <table:table-cell office:value-type="float" office:value="78764" table:style-name="ce46">
            <text:p>78.764</text:p>
          </table:table-cell>
          <table:table-cell office:value-type="percentage" office:value="0.92936873156342181" table:style-name="ce47">
            <text:p>92,9%</text:p>
          </table:table-cell>
          <table:table-cell office:value-type="float" office:value="903267" table:style-name="ce46">
            <text:p>903.26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737984785570517" table:style-name="ce47">
            <text:p>94,7%</text:p>
          </table:table-cell>
          <table:table-cell office:value-type="percentage" office:value="0.84894552283063607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09" table:style-name="ce46">
            <text:p>23.409</text:p>
          </table:table-cell>
          <table:table-cell office:value-type="percentage" office:value="1" table:style-name="ce47">
            <text:p>100,0%</text:p>
          </table:table-cell>
          <table:table-cell office:value-type="float" office:value="28710" table:style-name="ce46">
            <text:p>28.710</text:p>
          </table:table-cell>
          <table:table-cell office:value-type="percentage" office:value="1" table:style-name="ce47">
            <text:p>100,0%</text:p>
          </table:table-cell>
          <table:table-cell office:value-type="float" office:value="38186" table:style-name="ce46">
            <text:p>38.186</text:p>
          </table:table-cell>
          <table:table-cell office:value-type="percentage" office:value="1" table:style-name="ce47">
            <text:p>100,0%</text:p>
          </table:table-cell>
          <table:table-cell office:value-type="float" office:value="45594" table:style-name="ce46">
            <text:p>45.594</text:p>
          </table:table-cell>
          <table:table-cell office:value-type="percentage" office:value="0.95657099697885195" table:style-name="ce47">
            <text:p>95,7%</text:p>
          </table:table-cell>
          <table:table-cell office:value-type="float" office:value="47902" table:style-name="ce46">
            <text:p>47.902</text:p>
          </table:table-cell>
          <table:table-cell office:value-type="percentage" office:value="0.90471603679150847" table:style-name="ce47">
            <text:p>90,5%</text:p>
          </table:table-cell>
          <table:table-cell office:value-type="float" office:value="31769" table:style-name="ce46">
            <text:p>31.769</text:p>
          </table:table-cell>
          <table:table-cell office:value-type="percentage" office:value="0.80798087438642896" table:style-name="ce47">
            <text:p>80,8%</text:p>
          </table:table-cell>
          <table:table-cell office:value-type="float" office:value="24811" table:style-name="ce46">
            <text:p>24.811</text:p>
          </table:table-cell>
          <table:table-cell office:value-type="percentage" office:value="0.81459715017401013" table:style-name="ce47">
            <text:p>81,5%</text:p>
          </table:table-cell>
          <table:table-cell office:value-type="float" office:value="22690" table:style-name="ce46">
            <text:p>22.690</text:p>
          </table:table-cell>
          <table:table-cell office:value-type="percentage" office:value="0.88868870437098546" table:style-name="ce47">
            <text:p>88,9%</text:p>
          </table:table-cell>
          <table:table-cell office:value-type="float" office:value="263071" table:style-name="ce46">
            <text:p>263.07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640419762650983" table:style-name="ce47">
            <text:p>92,6%</text:p>
          </table:table-cell>
          <table:table-cell office:value-type="percentage" office:value="0.82231787292834946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00" table:style-name="ce46">
            <text:p>74.100</text:p>
          </table:table-cell>
          <table:table-cell office:value-type="percentage" office:value="1" table:style-name="ce47">
            <text:p>100,0%</text:p>
          </table:table-cell>
          <table:table-cell office:value-type="float" office:value="103616" table:style-name="ce46">
            <text:p>103.616</text:p>
          </table:table-cell>
          <table:table-cell office:value-type="percentage" office:value="1" table:style-name="ce47">
            <text:p>100,0%</text:p>
          </table:table-cell>
          <table:table-cell office:value-type="float" office:value="149060" table:style-name="ce46">
            <text:p>149.060</text:p>
          </table:table-cell>
          <table:table-cell office:value-type="percentage" office:value="1" table:style-name="ce47">
            <text:p>100,0%</text:p>
          </table:table-cell>
          <table:table-cell office:value-type="float" office:value="208567" table:style-name="ce46">
            <text:p>208.567</text:p>
          </table:table-cell>
          <table:table-cell office:value-type="percentage" office:value="0.97801234197396558" table:style-name="ce47">
            <text:p>97,8%</text:p>
          </table:table-cell>
          <table:table-cell office:value-type="float" office:value="233927" table:style-name="ce46">
            <text:p>233.927</text:p>
          </table:table-cell>
          <table:table-cell office:value-type="percentage" office:value="0.92040353010147269" table:style-name="ce47">
            <text:p>92,0%</text:p>
          </table:table-cell>
          <table:table-cell office:value-type="float" office:value="170696" table:style-name="ce46">
            <text:p>170.696</text:p>
          </table:table-cell>
          <table:table-cell office:value-type="percentage" office:value="0.81671554953756642" table:style-name="ce47">
            <text:p>81,7%</text:p>
          </table:table-cell>
          <table:table-cell office:value-type="float" office:value="145129" table:style-name="ce46">
            <text:p>145.129</text:p>
          </table:table-cell>
          <table:table-cell office:value-type="percentage" office:value="0.84255840416144168" table:style-name="ce47">
            <text:p>84,3%</text:p>
          </table:table-cell>
          <table:table-cell office:value-type="float" office:value="123669" table:style-name="ce46">
            <text:p>123.669</text:p>
          </table:table-cell>
          <table:table-cell office:value-type="percentage" office:value="0.87155905112266907" table:style-name="ce47">
            <text:p>87,2%</text:p>
          </table:table-cell>
          <table:table-cell office:value-type="float" office:value="1208764" table:style-name="ce46">
            <text:p>1.208.76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262412251543158" table:style-name="ce47">
            <text:p>92,3%</text:p>
          </table:table-cell>
          <table:table-cell office:value-type="percentage" office:value="0.79984330862312081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53" table:style-name="ce46">
            <text:p>42.553</text:p>
          </table:table-cell>
          <table:table-cell office:value-type="percentage" office:value="1" table:style-name="ce47">
            <text:p>100,0%</text:p>
          </table:table-cell>
          <table:table-cell office:value-type="float" office:value="55953" table:style-name="ce46">
            <text:p>55.953</text:p>
          </table:table-cell>
          <table:table-cell office:value-type="percentage" office:value="1" table:style-name="ce47">
            <text:p>100,0%</text:p>
          </table:table-cell>
          <table:table-cell office:value-type="float" office:value="72499" table:style-name="ce46">
            <text:p>72.499</text:p>
          </table:table-cell>
          <table:table-cell office:value-type="percentage" office:value="0.98178592708954016" table:style-name="ce47">
            <text:p>98,2%</text:p>
          </table:table-cell>
          <table:table-cell office:value-type="float" office:value="92289" table:style-name="ce46">
            <text:p>92.289</text:p>
          </table:table-cell>
          <table:table-cell office:value-type="percentage" office:value="0.95444391585827459" table:style-name="ce47">
            <text:p>95,4%</text:p>
          </table:table-cell>
          <table:table-cell office:value-type="float" office:value="96101" table:style-name="ce46">
            <text:p>96.101</text:p>
          </table:table-cell>
          <table:table-cell office:value-type="percentage" office:value="0.88980759615562677" table:style-name="ce47">
            <text:p>89,0%</text:p>
          </table:table-cell>
          <table:table-cell office:value-type="float" office:value="65253" table:style-name="ce46">
            <text:p>65.253</text:p>
          </table:table-cell>
          <table:table-cell office:value-type="percentage" office:value="0.80221536494510759" table:style-name="ce47">
            <text:p>80,2%</text:p>
          </table:table-cell>
          <table:table-cell office:value-type="float" office:value="58958" table:style-name="ce46">
            <text:p>58.958</text:p>
          </table:table-cell>
          <table:table-cell office:value-type="percentage" office:value="0.86541312548622429" table:style-name="ce47">
            <text:p>86,5%</text:p>
          </table:table-cell>
          <table:table-cell office:value-type="float" office:value="50713" table:style-name="ce46">
            <text:p>50.713</text:p>
          </table:table-cell>
          <table:table-cell office:value-type="percentage" office:value="0.89935801943675964" table:style-name="ce47">
            <text:p>89,9%</text:p>
          </table:table-cell>
          <table:table-cell office:value-type="float" office:value="534319" table:style-name="ce46">
            <text:p>534.319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909404596854927" table:style-name="ce47">
            <text:p>91,9%</text:p>
          </table:table-cell>
          <table:table-cell office:value-type="percentage" office:value="0.80810862723212595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405" table:style-name="ce46">
            <text:p>164.405</text:p>
          </table:table-cell>
          <table:table-cell office:value-type="percentage" office:value="1" table:style-name="ce47">
            <text:p>100,0%</text:p>
          </table:table-cell>
          <table:table-cell office:value-type="float" office:value="213999" table:style-name="ce46">
            <text:p>213.999</text:p>
          </table:table-cell>
          <table:table-cell office:value-type="percentage" office:value="1" table:style-name="ce47">
            <text:p>100,0%</text:p>
          </table:table-cell>
          <table:table-cell office:value-type="float" office:value="279247" table:style-name="ce46">
            <text:p>279.247</text:p>
          </table:table-cell>
          <table:table-cell office:value-type="percentage" office:value="0.99688703729486394" table:style-name="ce47">
            <text:p>99,7%</text:p>
          </table:table-cell>
          <table:table-cell office:value-type="float" office:value="325218" table:style-name="ce46">
            <text:p>325.218</text:p>
          </table:table-cell>
          <table:table-cell office:value-type="percentage" office:value="0.95658823979269181" table:style-name="ce47">
            <text:p>95,7%</text:p>
          </table:table-cell>
          <table:table-cell office:value-type="float" office:value="323014" table:style-name="ce46">
            <text:p>323.014</text:p>
          </table:table-cell>
          <table:table-cell office:value-type="percentage" office:value="0.89197615240809314" table:style-name="ce47">
            <text:p>89,2%</text:p>
          </table:table-cell>
          <table:table-cell office:value-type="float" office:value="206758" table:style-name="ce46">
            <text:p>206.758</text:p>
          </table:table-cell>
          <table:table-cell office:value-type="percentage" office:value="0.79356574538559854" table:style-name="ce47">
            <text:p>79,4%</text:p>
          </table:table-cell>
          <table:table-cell office:value-type="float" office:value="168927" table:style-name="ce46">
            <text:p>168.927</text:p>
          </table:table-cell>
          <table:table-cell office:value-type="percentage" office:value="0.83820596028461702" table:style-name="ce47">
            <text:p>83,8%</text:p>
          </table:table-cell>
          <table:table-cell office:value-type="float" office:value="151485" table:style-name="ce46">
            <text:p>151.485</text:p>
          </table:table-cell>
          <table:table-cell office:value-type="percentage" office:value="0.89845557097612183" table:style-name="ce47">
            <text:p>89,8%</text:p>
          </table:table-cell>
          <table:table-cell office:value-type="float" office:value="1833053" table:style-name="ce46">
            <text:p>1.833.05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39443875151655" table:style-name="ce47">
            <text:p>92,4%</text:p>
          </table:table-cell>
          <table:table-cell office:value-type="percentage" office:value="0.82551213598354245" table:style-name="ce47">
            <text:p>82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7" table:style-name="ce46">
            <text:p>3.907</text:p>
          </table:table-cell>
          <table:table-cell office:value-type="percentage" office:value="0.90481704492820747" table:style-name="ce47">
            <text:p>90,5%</text:p>
          </table:table-cell>
          <table:table-cell office:value-type="float" office:value="7692" table:style-name="ce46">
            <text:p>7.692</text:p>
          </table:table-cell>
          <table:table-cell office:value-type="percentage" office:value="0.97899961817487591" table:style-name="ce47">
            <text:p>97,9%</text:p>
          </table:table-cell>
          <table:table-cell office:value-type="float" office:value="10643" table:style-name="ce46">
            <text:p>10.643</text:p>
          </table:table-cell>
          <table:table-cell office:value-type="percentage" office:value="0.92099342332987189" table:style-name="ce47">
            <text:p>92,1%</text:p>
          </table:table-cell>
          <table:table-cell office:value-type="float" office:value="11245" table:style-name="ce46">
            <text:p>11.245</text:p>
          </table:table-cell>
          <table:table-cell office:value-type="percentage" office:value="0.88949533301692774" table:style-name="ce47">
            <text:p>88,9%</text:p>
          </table:table-cell>
          <table:table-cell office:value-type="float" office:value="9403" table:style-name="ce46">
            <text:p>9.403</text:p>
          </table:table-cell>
          <table:table-cell office:value-type="percentage" office:value="0.79056667227173361" table:style-name="ce47">
            <text:p>79,1%</text:p>
          </table:table-cell>
          <table:table-cell office:value-type="float" office:value="9442" table:style-name="ce46">
            <text:p>9.442</text:p>
          </table:table-cell>
          <table:table-cell office:value-type="percentage" office:value="0.86094647579100936" table:style-name="ce47">
            <text:p>86,1%</text:p>
          </table:table-cell>
          <table:table-cell office:value-type="float" office:value="8759" table:style-name="ce46">
            <text:p>8.759</text:p>
          </table:table-cell>
          <table:table-cell office:value-type="percentage" office:value="0.95978522901599828" table:style-name="ce47">
            <text:p>96,0%</text:p>
          </table:table-cell>
          <table:table-cell office:value-type="float" office:value="63499" table:style-name="ce46">
            <text:p>63.499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479320791939687" table:style-name="ce47">
            <text:p>89,5%</text:p>
          </table:table-cell>
          <table:table-cell office:value-type="percentage" office:value="0.75412698035676107" table:style-name="ce47">
            <text:p>75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1" table:style-name="ce46">
            <text:p>2.091</text:p>
          </table:table-cell>
          <table:table-cell office:value-type="percentage" office:value="0.89016602809706258" table:style-name="ce47">
            <text:p>89,0%</text:p>
          </table:table-cell>
          <table:table-cell office:value-type="float" office:value="3419" table:style-name="ce46">
            <text:p>3.419</text:p>
          </table:table-cell>
          <table:table-cell office:value-type="percentage" office:value="0.91221985058697974" table:style-name="ce47">
            <text:p>91,2%</text:p>
          </table:table-cell>
          <table:table-cell office:value-type="float" office:value="7482" table:style-name="ce46">
            <text:p>7.482</text:p>
          </table:table-cell>
          <table:table-cell office:value-type="percentage" office:value="0.95592180912226909" table:style-name="ce47">
            <text:p>95,6%</text:p>
          </table:table-cell>
          <table:table-cell office:value-type="float" office:value="10116" table:style-name="ce46">
            <text:p>10.116</text:p>
          </table:table-cell>
          <table:table-cell office:value-type="percentage" office:value="0.89530046906805916" table:style-name="ce47">
            <text:p>89,5%</text:p>
          </table:table-cell>
          <table:table-cell office:value-type="float" office:value="10575" table:style-name="ce46">
            <text:p>10.575</text:p>
          </table:table-cell>
          <table:table-cell office:value-type="percentage" office:value="0.8811031494750875" table:style-name="ce47">
            <text:p>88,1%</text:p>
          </table:table-cell>
          <table:table-cell office:value-type="float" office:value="9148" table:style-name="ce46">
            <text:p>9.148</text:p>
          </table:table-cell>
          <table:table-cell office:value-type="percentage" office:value="0.75397675760323091" table:style-name="ce47">
            <text:p>75,4%</text:p>
          </table:table-cell>
          <table:table-cell office:value-type="float" office:value="9419" table:style-name="ce46">
            <text:p>9.419</text:p>
          </table:table-cell>
          <table:table-cell office:value-type="percentage" office:value="0.78524385160483534" table:style-name="ce47">
            <text:p>78,5%</text:p>
          </table:table-cell>
          <table:table-cell office:value-type="float" office:value="8487" table:style-name="ce46">
            <text:p>8.487</text:p>
          </table:table-cell>
          <table:table-cell office:value-type="percentage" office:value="0.88646333820764567" table:style-name="ce47">
            <text:p>88,6%</text:p>
          </table:table-cell>
          <table:table-cell office:value-type="float" office:value="60737" table:style-name="ce46">
            <text:p>60.737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633115738717269" table:style-name="ce47">
            <text:p>85,6%</text:p>
          </table:table-cell>
          <table:table-cell office:value-type="percentage" office:value="0.69751711148881435" table:style-name="ce47">
            <text:p>69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60" table:style-name="ce49">
            <text:p>260</text:p>
          </table:table-cell>
          <table:table-cell office:value-type="string" table:style-name="ce50">
            <text:p>-</text:p>
          </table:table-cell>
          <table:table-cell office:value-type="float" office:value="768" table:style-name="ce49">
            <text:p>768</text:p>
          </table:table-cell>
          <table:table-cell office:value-type="string" table:style-name="ce50">
            <text:p>-</text:p>
          </table:table-cell>
          <table:table-cell office:value-type="float" office:value="1524" table:style-name="ce49">
            <text:p>1.524</text:p>
          </table:table-cell>
          <table:table-cell office:value-type="string" table:style-name="ce50">
            <text:p>-</text:p>
          </table:table-cell>
          <table:table-cell office:value-type="float" office:value="1816" table:style-name="ce49">
            <text:p>1.816</text:p>
          </table:table-cell>
          <table:table-cell office:value-type="string" table:style-name="ce50">
            <text:p>-</text:p>
          </table:table-cell>
          <table:table-cell office:value-type="float" office:value="1499" table:style-name="ce49">
            <text:p>1.499</text:p>
          </table:table-cell>
          <table:table-cell office:value-type="string" table:style-name="ce50">
            <text:p>-</text:p>
          </table:table-cell>
          <table:table-cell office:value-type="float" office:value="186" table:style-name="ce49">
            <text:p>186</text:p>
          </table:table-cell>
          <table:table-cell office:value-type="string" table:style-name="ce50">
            <text:p>-</text:p>
          </table:table-cell>
          <table:table-cell office:value-type="float" office:value="6125" table:style-name="ce49">
            <text:p>6.12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4062" table:style-name="ce53">
            <text:p>2.944.062</text:p>
          </table:table-cell>
          <table:table-cell office:value-type="percentage" office:value="1" table:style-name="ce54">
            <text:p>100,0%</text:p>
          </table:table-cell>
          <table:table-cell office:value-type="float" office:value="3954912" table:style-name="ce53">
            <text:p>3.954.912</text:p>
          </table:table-cell>
          <table:table-cell office:value-type="percentage" office:value="0.99870380260830371" table:style-name="ce54">
            <text:p>99,9%</text:p>
          </table:table-cell>
          <table:table-cell office:value-type="float" office:value="5307006" table:style-name="ce53">
            <text:p>5.307.006</text:p>
          </table:table-cell>
          <table:table-cell office:value-type="percentage" office:value="0.99438259721872979" table:style-name="ce54">
            <text:p>99,4%</text:p>
          </table:table-cell>
          <table:table-cell office:value-type="float" office:value="6723775" table:style-name="ce53">
            <text:p>6.723.775</text:p>
          </table:table-cell>
          <table:table-cell office:value-type="percentage" office:value="0.9559906820490961" table:style-name="ce54">
            <text:p>95,6%</text:p>
          </table:table-cell>
          <table:table-cell office:value-type="float" office:value="7055698" table:style-name="ce53">
            <text:p>7.055.698</text:p>
          </table:table-cell>
          <table:table-cell office:value-type="percentage" office:value="0.89406147214485232" table:style-name="ce54">
            <text:p>89,4%</text:p>
          </table:table-cell>
          <table:table-cell office:value-type="float" office:value="5017722" table:style-name="ce53">
            <text:p>5.017.722</text:p>
          </table:table-cell>
          <table:table-cell office:value-type="percentage" office:value="0.80536074472229169" table:style-name="ce54">
            <text:p>80,5%</text:p>
          </table:table-cell>
          <table:table-cell office:value-type="float" office:value="4120519" table:style-name="ce53">
            <text:p>4.120.519</text:p>
          </table:table-cell>
          <table:table-cell office:value-type="percentage" office:value="0.83333043457157652" table:style-name="ce54">
            <text:p>83,3%</text:p>
          </table:table-cell>
          <table:table-cell office:value-type="float" office:value="3444255" table:style-name="ce53">
            <text:p>3.444.255</text:p>
          </table:table-cell>
          <table:table-cell office:value-type="percentage" office:value="0.88571178027745101" table:style-name="ce54">
            <text:p>88,6%</text:p>
          </table:table-cell>
          <table:table-cell office:value-type="float" office:value="38567949" table:style-name="ce53">
            <text:p>38.567.94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567206579457228" table:style-name="ce54">
            <text:p>91,6%</text:p>
          </table:table-cell>
          <table:table-cell office:value-type="percentage" office:value="0.81279879504653185" table:style-name="ce54">
            <text:p>81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752" table:style-name="ce43">
            <text:p>429.752</text:p>
          </table:table-cell>
          <table:table-cell office:value-type="percentage" office:value="1" table:style-name="ce44">
            <text:p>100,0%</text:p>
          </table:table-cell>
          <table:table-cell office:value-type="float" office:value="651229" table:style-name="ce43">
            <text:p>651.229</text:p>
          </table:table-cell>
          <table:table-cell office:value-type="percentage" office:value="1" table:style-name="ce44">
            <text:p>100,0%</text:p>
          </table:table-cell>
          <table:table-cell office:value-type="float" office:value="923386" table:style-name="ce43">
            <text:p>923.386</text:p>
          </table:table-cell>
          <table:table-cell office:value-type="percentage" office:value="1.0079015703811725" table:style-name="ce44">
            <text:p>100,8%</text:p>
          </table:table-cell>
          <table:table-cell office:value-type="float" office:value="1211270" table:style-name="ce43">
            <text:p>1.211.270</text:p>
          </table:table-cell>
          <table:table-cell office:value-type="percentage" office:value="0.95750979628006172" table:style-name="ce44">
            <text:p>95,8%</text:p>
          </table:table-cell>
          <table:table-cell office:value-type="float" office:value="1247028" table:style-name="ce43">
            <text:p>1.247.028</text:p>
          </table:table-cell>
          <table:table-cell office:value-type="percentage" office:value="0.900307122735024" table:style-name="ce44">
            <text:p>90,0%</text:p>
          </table:table-cell>
          <table:table-cell office:value-type="float" office:value="922752" table:style-name="ce43">
            <text:p>922.752</text:p>
          </table:table-cell>
          <table:table-cell office:value-type="percentage" office:value="0.80927753225921029" table:style-name="ce44">
            <text:p>80,9%</text:p>
          </table:table-cell>
          <table:table-cell office:value-type="float" office:value="759085" table:style-name="ce43">
            <text:p>759.085</text:p>
          </table:table-cell>
          <table:table-cell office:value-type="percentage" office:value="0.81738762447882563" table:style-name="ce44">
            <text:p>81,7%</text:p>
          </table:table-cell>
          <table:table-cell office:value-type="float" office:value="668755" table:style-name="ce43">
            <text:p>668.755</text:p>
          </table:table-cell>
          <table:table-cell office:value-type="percentage" office:value="0.88823055171488641" table:style-name="ce44">
            <text:p>88,8%</text:p>
          </table:table-cell>
          <table:table-cell office:value-type="float" office:value="6813257" table:style-name="ce43">
            <text:p>6.813.25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428876237507506" table:style-name="ce44">
            <text:p>91,4%</text:p>
          </table:table-cell>
          <table:table-cell office:value-type="percentage" office:value="0.80492984095408415" table:style-name="ce44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81" table:style-name="ce46">
            <text:p>100.281</text:p>
          </table:table-cell>
          <table:table-cell office:value-type="percentage" office:value="1" table:style-name="ce47">
            <text:p>100,0%</text:p>
          </table:table-cell>
          <table:table-cell office:value-type="float" office:value="118849" table:style-name="ce46">
            <text:p>118.849</text:p>
          </table:table-cell>
          <table:table-cell office:value-type="percentage" office:value="0.99910890672943553" table:style-name="ce47">
            <text:p>99,9%</text:p>
          </table:table-cell>
          <table:table-cell office:value-type="float" office:value="152918" table:style-name="ce46">
            <text:p>152.918</text:p>
          </table:table-cell>
          <table:table-cell office:value-type="percentage" office:value="0.97794291634424146" table:style-name="ce47">
            <text:p>97,8%</text:p>
          </table:table-cell>
          <table:table-cell office:value-type="float" office:value="184697" table:style-name="ce46">
            <text:p>184.697</text:p>
          </table:table-cell>
          <table:table-cell office:value-type="percentage" office:value="0.93156163941371695" table:style-name="ce47">
            <text:p>93,2%</text:p>
          </table:table-cell>
          <table:table-cell office:value-type="float" office:value="186712" table:style-name="ce46">
            <text:p>186.712</text:p>
          </table:table-cell>
          <table:table-cell office:value-type="percentage" office:value="0.86865820240714975" table:style-name="ce47">
            <text:p>86,9%</text:p>
          </table:table-cell>
          <table:table-cell office:value-type="float" office:value="124519" table:style-name="ce46">
            <text:p>124.519</text:p>
          </table:table-cell>
          <table:table-cell office:value-type="percentage" office:value="0.75794042097318093" table:style-name="ce47">
            <text:p>75,8%</text:p>
          </table:table-cell>
          <table:table-cell office:value-type="float" office:value="102804" table:style-name="ce46">
            <text:p>102.804</text:p>
          </table:table-cell>
          <table:table-cell office:value-type="percentage" office:value="0.78836818736052638" table:style-name="ce47">
            <text:p>78,8%</text:p>
          </table:table-cell>
          <table:table-cell office:value-type="float" office:value="87209" table:style-name="ce46">
            <text:p>87.209</text:p>
          </table:table-cell>
          <table:table-cell office:value-type="percentage" office:value="0.84579425656344254" table:style-name="ce47">
            <text:p>84,6%</text:p>
          </table:table-cell>
          <table:table-cell office:value-type="float" office:value="1057989" table:style-name="ce46">
            <text:p>1.057.98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271677295563201" table:style-name="ce47">
            <text:p>89,3%</text:p>
          </table:table-cell>
          <table:table-cell office:value-type="percentage" office:value="0.79584486430252654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36" table:style-name="ce46">
            <text:p>88.236</text:p>
          </table:table-cell>
          <table:table-cell office:value-type="percentage" office:value="1" table:style-name="ce47">
            <text:p>100,0%</text:p>
          </table:table-cell>
          <table:table-cell office:value-type="float" office:value="114002" table:style-name="ce46">
            <text:p>114.002</text:p>
          </table:table-cell>
          <table:table-cell office:value-type="percentage" office:value="1" table:style-name="ce47">
            <text:p>100,0%</text:p>
          </table:table-cell>
          <table:table-cell office:value-type="float" office:value="147377" table:style-name="ce46">
            <text:p>147.377</text:p>
          </table:table-cell>
          <table:table-cell office:value-type="percentage" office:value="0.98479806484377086" table:style-name="ce47">
            <text:p>98,5%</text:p>
          </table:table-cell>
          <table:table-cell office:value-type="float" office:value="152697" table:style-name="ce46">
            <text:p>152.697</text:p>
          </table:table-cell>
          <table:table-cell office:value-type="percentage" office:value="0.93883611546619938" table:style-name="ce47">
            <text:p>93,9%</text:p>
          </table:table-cell>
          <table:table-cell office:value-type="float" office:value="150219" table:style-name="ce46">
            <text:p>150.219</text:p>
          </table:table-cell>
          <table:table-cell office:value-type="percentage" office:value="0.89955267586066479" table:style-name="ce47">
            <text:p>90,0%</text:p>
          </table:table-cell>
          <table:table-cell office:value-type="float" office:value="90034" table:style-name="ce46">
            <text:p>90.034</text:p>
          </table:table-cell>
          <table:table-cell office:value-type="percentage" office:value="0.7866597932739775" table:style-name="ce47">
            <text:p>78,7%</text:p>
          </table:table-cell>
          <table:table-cell office:value-type="float" office:value="65656" table:style-name="ce46">
            <text:p>65.656</text:p>
          </table:table-cell>
          <table:table-cell office:value-type="percentage" office:value="0.82992251393611505" table:style-name="ce47">
            <text:p>83,0%</text:p>
          </table:table-cell>
          <table:table-cell office:value-type="float" office:value="59944" table:style-name="ce46">
            <text:p>59.944</text:p>
          </table:table-cell>
          <table:table-cell office:value-type="percentage" office:value="0.93662500000000004" table:style-name="ce47">
            <text:p>93,7%</text:p>
          </table:table-cell>
          <table:table-cell office:value-type="float" office:value="868165" table:style-name="ce46">
            <text:p>868.16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58550293545428" table:style-name="ce47">
            <text:p>93,0%</text:p>
          </table:table-cell>
          <table:table-cell office:value-type="percentage" office:value="0.85215806294562935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05" table:style-name="ce46">
            <text:p>51.105</text:p>
          </table:table-cell>
          <table:table-cell office:value-type="percentage" office:value="1" table:style-name="ce47">
            <text:p>100,0%</text:p>
          </table:table-cell>
          <table:table-cell office:value-type="float" office:value="79108" table:style-name="ce46">
            <text:p>79.108</text:p>
          </table:table-cell>
          <table:table-cell office:value-type="percentage" office:value="0.98251279248844947" table:style-name="ce47">
            <text:p>98,3%</text:p>
          </table:table-cell>
          <table:table-cell office:value-type="float" office:value="109827" table:style-name="ce46">
            <text:p>109.827</text:p>
          </table:table-cell>
          <table:table-cell office:value-type="percentage" office:value="0.93684264401054329" table:style-name="ce47">
            <text:p>93,7%</text:p>
          </table:table-cell>
          <table:table-cell office:value-type="float" office:value="149991" table:style-name="ce46">
            <text:p>149.991</text:p>
          </table:table-cell>
          <table:table-cell office:value-type="percentage" office:value="0.90466655005820373" table:style-name="ce47">
            <text:p>90,5%</text:p>
          </table:table-cell>
          <table:table-cell office:value-type="float" office:value="167782" table:style-name="ce46">
            <text:p>167.782</text:p>
          </table:table-cell>
          <table:table-cell office:value-type="percentage" office:value="0.81379624779310478" table:style-name="ce47">
            <text:p>81,4%</text:p>
          </table:table-cell>
          <table:table-cell office:value-type="float" office:value="126913" table:style-name="ce46">
            <text:p>126.913</text:p>
          </table:table-cell>
          <table:table-cell office:value-type="percentage" office:value="0.69660842980015036" table:style-name="ce47">
            <text:p>69,7%</text:p>
          </table:table-cell>
          <table:table-cell office:value-type="float" office:value="97125" table:style-name="ce46">
            <text:p>97.125</text:p>
          </table:table-cell>
          <table:table-cell office:value-type="percentage" office:value="0.70410027402821473" table:style-name="ce47">
            <text:p>70,4%</text:p>
          </table:table-cell>
          <table:table-cell office:value-type="float" office:value="74952" table:style-name="ce46">
            <text:p>74.952</text:p>
          </table:table-cell>
          <table:table-cell office:value-type="percentage" office:value="0.78500209467951398" table:style-name="ce47">
            <text:p>78,5%</text:p>
          </table:table-cell>
          <table:table-cell office:value-type="float" office:value="856803" table:style-name="ce46">
            <text:p>856.80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793537720306087" table:style-name="ce47">
            <text:p>82,8%</text:p>
          </table:table-cell>
          <table:table-cell office:value-type="percentage" office:value="0.7313457551280661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09" table:style-name="ce46">
            <text:p>92.209</text:p>
          </table:table-cell>
          <table:table-cell office:value-type="percentage" office:value="1" table:style-name="ce47">
            <text:p>100,0%</text:p>
          </table:table-cell>
          <table:table-cell office:value-type="float" office:value="150693" table:style-name="ce46">
            <text:p>150.693</text:p>
          </table:table-cell>
          <table:table-cell office:value-type="percentage" office:value="0.975163559415263" table:style-name="ce47">
            <text:p>97,5%</text:p>
          </table:table-cell>
          <table:table-cell office:value-type="float" office:value="221663" table:style-name="ce46">
            <text:p>221.663</text:p>
          </table:table-cell>
          <table:table-cell office:value-type="percentage" office:value="0.94287768192877686" table:style-name="ce47">
            <text:p>94,3%</text:p>
          </table:table-cell>
          <table:table-cell office:value-type="float" office:value="319607" table:style-name="ce46">
            <text:p>319.607</text:p>
          </table:table-cell>
          <table:table-cell office:value-type="percentage" office:value="0.91182898160405346" table:style-name="ce47">
            <text:p>91,2%</text:p>
          </table:table-cell>
          <table:table-cell office:value-type="float" office:value="315872" table:style-name="ce46">
            <text:p>315.872</text:p>
          </table:table-cell>
          <table:table-cell office:value-type="percentage" office:value="0.81426258751714253" table:style-name="ce47">
            <text:p>81,4%</text:p>
          </table:table-cell>
          <table:table-cell office:value-type="float" office:value="225538" table:style-name="ce46">
            <text:p>225.538</text:p>
          </table:table-cell>
          <table:table-cell office:value-type="percentage" office:value="0.72535650652550054" table:style-name="ce47">
            <text:p>72,5%</text:p>
          </table:table-cell>
          <table:table-cell office:value-type="float" office:value="181978" table:style-name="ce46">
            <text:p>181.978</text:p>
          </table:table-cell>
          <table:table-cell office:value-type="percentage" office:value="0.72285777841333398" table:style-name="ce47">
            <text:p>72,3%</text:p>
          </table:table-cell>
          <table:table-cell office:value-type="float" office:value="148528" table:style-name="ce46">
            <text:p>148.528</text:p>
          </table:table-cell>
          <table:table-cell office:value-type="percentage" office:value="0.82608719834035049" table:style-name="ce47">
            <text:p>82,6%</text:p>
          </table:table-cell>
          <table:table-cell office:value-type="float" office:value="1656088" table:style-name="ce46">
            <text:p>1.656.08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460932264503708" table:style-name="ce47">
            <text:p>84,5%</text:p>
          </table:table-cell>
          <table:table-cell office:value-type="percentage" office:value="0.76108664161709449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31" table:style-name="ce46">
            <text:p>42.131</text:p>
          </table:table-cell>
          <table:table-cell office:value-type="percentage" office:value="1" table:style-name="ce47">
            <text:p>100,0%</text:p>
          </table:table-cell>
          <table:table-cell office:value-type="float" office:value="55895" table:style-name="ce46">
            <text:p>55.895</text:p>
          </table:table-cell>
          <table:table-cell office:value-type="percentage" office:value="1" table:style-name="ce47">
            <text:p>100,0%</text:p>
          </table:table-cell>
          <table:table-cell office:value-type="float" office:value="76287" table:style-name="ce46">
            <text:p>76.287</text:p>
          </table:table-cell>
          <table:table-cell office:value-type="percentage" office:value="0.98632102915508435" table:style-name="ce47">
            <text:p>98,6%</text:p>
          </table:table-cell>
          <table:table-cell office:value-type="float" office:value="83925" table:style-name="ce46">
            <text:p>83.925</text:p>
          </table:table-cell>
          <table:table-cell office:value-type="percentage" office:value="0.93287314925970388" table:style-name="ce47">
            <text:p>93,3%</text:p>
          </table:table-cell>
          <table:table-cell office:value-type="float" office:value="87266" table:style-name="ce46">
            <text:p>87.266</text:p>
          </table:table-cell>
          <table:table-cell office:value-type="percentage" office:value="0.89257331055856148" table:style-name="ce47">
            <text:p>89,3%</text:p>
          </table:table-cell>
          <table:table-cell office:value-type="float" office:value="54663" table:style-name="ce46">
            <text:p>54.663</text:p>
          </table:table-cell>
          <table:table-cell office:value-type="percentage" office:value="0.77565876293048397" table:style-name="ce47">
            <text:p>77,6%</text:p>
          </table:table-cell>
          <table:table-cell office:value-type="float" office:value="41069" table:style-name="ce46">
            <text:p>41.069</text:p>
          </table:table-cell>
          <table:table-cell office:value-type="percentage" office:value="0.81316701316701312" table:style-name="ce47">
            <text:p>81,3%</text:p>
          </table:table-cell>
          <table:table-cell office:value-type="float" office:value="39695" table:style-name="ce46">
            <text:p>39.695</text:p>
          </table:table-cell>
          <table:table-cell office:value-type="percentage" office:value="0.90291836316902852" table:style-name="ce47">
            <text:p>90,3%</text:p>
          </table:table-cell>
          <table:table-cell office:value-type="float" office:value="480931" table:style-name="ce46">
            <text:p>480.93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758486015793883" table:style-name="ce47">
            <text:p>91,8%</text:p>
          </table:table-cell>
          <table:table-cell office:value-type="percentage" office:value="0.82505897187363297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726" table:style-name="ce46">
            <text:p>227.726</text:p>
          </table:table-cell>
          <table:table-cell office:value-type="percentage" office:value="1" table:style-name="ce47">
            <text:p>100,0%</text:p>
          </table:table-cell>
          <table:table-cell office:value-type="float" office:value="250077" table:style-name="ce46">
            <text:p>250.077</text:p>
          </table:table-cell>
          <table:table-cell office:value-type="percentage" office:value="1" table:style-name="ce47">
            <text:p>100,0%</text:p>
          </table:table-cell>
          <table:table-cell office:value-type="float" office:value="320577" table:style-name="ce46">
            <text:p>320.577</text:p>
          </table:table-cell>
          <table:table-cell office:value-type="percentage" office:value="1.0062842344816763" table:style-name="ce47">
            <text:p>100,6%</text:p>
          </table:table-cell>
          <table:table-cell office:value-type="float" office:value="350632" table:style-name="ce46">
            <text:p>350.632</text:p>
          </table:table-cell>
          <table:table-cell office:value-type="percentage" office:value="0.91987145012133531" table:style-name="ce47">
            <text:p>92,0%</text:p>
          </table:table-cell>
          <table:table-cell office:value-type="float" office:value="318225" table:style-name="ce46">
            <text:p>318.225</text:p>
          </table:table-cell>
          <table:table-cell office:value-type="percentage" office:value="0.8759169293018263" table:style-name="ce47">
            <text:p>87,6%</text:p>
          </table:table-cell>
          <table:table-cell office:value-type="float" office:value="210064" table:style-name="ce46">
            <text:p>210.064</text:p>
          </table:table-cell>
          <table:table-cell office:value-type="percentage" office:value="0.78445607077372348" table:style-name="ce47">
            <text:p>78,4%</text:p>
          </table:table-cell>
          <table:table-cell office:value-type="float" office:value="170483" table:style-name="ce46">
            <text:p>170.483</text:p>
          </table:table-cell>
          <table:table-cell office:value-type="percentage" office:value="0.80795332834137423" table:style-name="ce47">
            <text:p>80,8%</text:p>
          </table:table-cell>
          <table:table-cell office:value-type="float" office:value="138851" table:style-name="ce46">
            <text:p>138.851</text:p>
          </table:table-cell>
          <table:table-cell office:value-type="percentage" office:value="0.83978057601819256" table:style-name="ce47">
            <text:p>84,0%</text:p>
          </table:table-cell>
          <table:table-cell office:value-type="float" office:value="1986635" table:style-name="ce46">
            <text:p>1.986.63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286950552164658" table:style-name="ce47">
            <text:p>91,3%</text:p>
          </table:table-cell>
          <table:table-cell office:value-type="percentage" office:value="0.82952109425040854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05" table:style-name="ce46">
            <text:p>137.205</text:p>
          </table:table-cell>
          <table:table-cell office:value-type="percentage" office:value="1" table:style-name="ce47">
            <text:p>100,0%</text:p>
          </table:table-cell>
          <table:table-cell office:value-type="float" office:value="158095" table:style-name="ce46">
            <text:p>158.095</text:p>
          </table:table-cell>
          <table:table-cell office:value-type="percentage" office:value="0.99367697248917353" table:style-name="ce47">
            <text:p>99,4%</text:p>
          </table:table-cell>
          <table:table-cell office:value-type="float" office:value="215796" table:style-name="ce46">
            <text:p>215.796</text:p>
          </table:table-cell>
          <table:table-cell office:value-type="percentage" office:value="0.98787790005676512" table:style-name="ce47">
            <text:p>98,8%</text:p>
          </table:table-cell>
          <table:table-cell office:value-type="float" office:value="279361" table:style-name="ce46">
            <text:p>279.361</text:p>
          </table:table-cell>
          <table:table-cell office:value-type="percentage" office:value="0.90855605929529915" table:style-name="ce47">
            <text:p>90,9%</text:p>
          </table:table-cell>
          <table:table-cell office:value-type="float" office:value="278337" table:style-name="ce46">
            <text:p>278.337</text:p>
          </table:table-cell>
          <table:table-cell office:value-type="percentage" office:value="0.8419019676048457" table:style-name="ce47">
            <text:p>84,2%</text:p>
          </table:table-cell>
          <table:table-cell office:value-type="float" office:value="197773" table:style-name="ce46">
            <text:p>197.773</text:p>
          </table:table-cell>
          <table:table-cell office:value-type="percentage" office:value="0.74378434078848898" table:style-name="ce47">
            <text:p>74,4%</text:p>
          </table:table-cell>
          <table:table-cell office:value-type="float" office:value="165133" table:style-name="ce46">
            <text:p>165.133</text:p>
          </table:table-cell>
          <table:table-cell office:value-type="percentage" office:value="0.75718170104865445" table:style-name="ce47">
            <text:p>75,7%</text:p>
          </table:table-cell>
          <table:table-cell office:value-type="float" office:value="145708" table:style-name="ce46">
            <text:p>145.708</text:p>
          </table:table-cell>
          <table:table-cell office:value-type="percentage" office:value="0.83753707493159824" table:style-name="ce47">
            <text:p>83,8%</text:p>
          </table:table-cell>
          <table:table-cell office:value-type="float" office:value="1577408" table:style-name="ce46">
            <text:p>1.577.40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08201753222059" table:style-name="ce47">
            <text:p>87,2%</text:p>
          </table:table-cell>
          <table:table-cell office:value-type="percentage" office:value="0.77126530580313812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924" table:style-name="ce46">
            <text:p>453.924</text:p>
          </table:table-cell>
          <table:table-cell office:value-type="percentage" office:value="1" table:style-name="ce47">
            <text:p>100,0%</text:p>
          </table:table-cell>
          <table:table-cell office:value-type="float" office:value="615479" table:style-name="ce46">
            <text:p>615.479</text:p>
          </table:table-cell>
          <table:table-cell office:value-type="percentage" office:value="0.96881276641292513" table:style-name="ce47">
            <text:p>96,9%</text:p>
          </table:table-cell>
          <table:table-cell office:value-type="float" office:value="787505" table:style-name="ce46">
            <text:p>787.505</text:p>
          </table:table-cell>
          <table:table-cell office:value-type="percentage" office:value="0.94021017593459288" table:style-name="ce47">
            <text:p>94,0%</text:p>
          </table:table-cell>
          <table:table-cell office:value-type="float" office:value="1021545" table:style-name="ce46">
            <text:p>1.021.545</text:p>
          </table:table-cell>
          <table:table-cell office:value-type="percentage" office:value="0.93566927402956634" table:style-name="ce47">
            <text:p>93,6%</text:p>
          </table:table-cell>
          <table:table-cell office:value-type="float" office:value="1124437" table:style-name="ce46">
            <text:p>1.124.437</text:p>
          </table:table-cell>
          <table:table-cell office:value-type="percentage" office:value="0.85394549479591875" table:style-name="ce47">
            <text:p>85,4%</text:p>
          </table:table-cell>
          <table:table-cell office:value-type="float" office:value="775537" table:style-name="ce46">
            <text:p>775.537</text:p>
          </table:table-cell>
          <table:table-cell office:value-type="percentage" office:value="0.74238789568200703" table:style-name="ce47">
            <text:p>74,2%</text:p>
          </table:table-cell>
          <table:table-cell office:value-type="float" office:value="638450" table:style-name="ce46">
            <text:p>638.450</text:p>
          </table:table-cell>
          <table:table-cell office:value-type="percentage" office:value="0.76102439402337485" table:style-name="ce47">
            <text:p>76,1%</text:p>
          </table:table-cell>
          <table:table-cell office:value-type="float" office:value="533390" table:style-name="ce46">
            <text:p>533.390</text:p>
          </table:table-cell>
          <table:table-cell office:value-type="percentage" office:value="0.81288881167265603" table:style-name="ce47">
            <text:p>81,3%</text:p>
          </table:table-cell>
          <table:table-cell office:value-type="float" office:value="5950267" table:style-name="ce46">
            <text:p>5.950.26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633009917942561" table:style-name="ce47">
            <text:p>86,6%</text:p>
          </table:table-cell>
          <table:table-cell office:value-type="percentage" office:value="0.76476872439344667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2854" table:style-name="ce46">
            <text:p>292.854</text:p>
          </table:table-cell>
          <table:table-cell office:value-type="percentage" office:value="1" table:style-name="ce47">
            <text:p>100,0%</text:p>
          </table:table-cell>
          <table:table-cell office:value-type="float" office:value="432245" table:style-name="ce46">
            <text:p>432.245</text:p>
          </table:table-cell>
          <table:table-cell office:value-type="percentage" office:value="0.9871717573116644" table:style-name="ce47">
            <text:p>98,7%</text:p>
          </table:table-cell>
          <table:table-cell office:value-type="float" office:value="565843" table:style-name="ce46">
            <text:p>565.843</text:p>
          </table:table-cell>
          <table:table-cell office:value-type="percentage" office:value="0.9743683790001515" table:style-name="ce47">
            <text:p>97,4%</text:p>
          </table:table-cell>
          <table:table-cell office:value-type="float" office:value="711408" table:style-name="ce46">
            <text:p>711.408</text:p>
          </table:table-cell>
          <table:table-cell office:value-type="percentage" office:value="0.94560128878928773" table:style-name="ce47">
            <text:p>94,6%</text:p>
          </table:table-cell>
          <table:table-cell office:value-type="float" office:value="749376" table:style-name="ce46">
            <text:p>749.376</text:p>
          </table:table-cell>
          <table:table-cell office:value-type="percentage" office:value="0.87997482350620249" table:style-name="ce47">
            <text:p>88,0%</text:p>
          </table:table-cell>
          <table:table-cell office:value-type="float" office:value="506777" table:style-name="ce46">
            <text:p>506.777</text:p>
          </table:table-cell>
          <table:table-cell office:value-type="percentage" office:value="0.78114831547616292" table:style-name="ce47">
            <text:p>78,1%</text:p>
          </table:table-cell>
          <table:table-cell office:value-type="float" office:value="421175" table:style-name="ce46">
            <text:p>421.175</text:p>
          </table:table-cell>
          <table:table-cell office:value-type="percentage" office:value="0.81603135668422055" table:style-name="ce47">
            <text:p>81,6%</text:p>
          </table:table-cell>
          <table:table-cell office:value-type="float" office:value="368744" table:style-name="ce46">
            <text:p>368.744</text:p>
          </table:table-cell>
          <table:table-cell office:value-type="percentage" office:value="0.86859145739651522" table:style-name="ce47">
            <text:p>86,9%</text:p>
          </table:table-cell>
          <table:table-cell office:value-type="float" office:value="4048422" table:style-name="ce46">
            <text:p>4.048.42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196256666263408" table:style-name="ce47">
            <text:p>90,2%</text:p>
          </table:table-cell>
          <table:table-cell office:value-type="percentage" office:value="0.80050215992437146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73" table:style-name="ce46">
            <text:p>77.573</text:p>
          </table:table-cell>
          <table:table-cell office:value-type="percentage" office:value="1" table:style-name="ce47">
            <text:p>100,0%</text:p>
          </table:table-cell>
          <table:table-cell office:value-type="float" office:value="95604" table:style-name="ce46">
            <text:p>95.604</text:p>
          </table:table-cell>
          <table:table-cell office:value-type="percentage" office:value="1" table:style-name="ce47">
            <text:p>100,0%</text:p>
          </table:table-cell>
          <table:table-cell office:value-type="float" office:value="131179" table:style-name="ce46">
            <text:p>131.179</text:p>
          </table:table-cell>
          <table:table-cell office:value-type="percentage" office:value="1.0469444599631277" table:style-name="ce47">
            <text:p>104,7%</text:p>
          </table:table-cell>
          <table:table-cell office:value-type="float" office:value="160603" table:style-name="ce46">
            <text:p>160.603</text:p>
          </table:table-cell>
          <table:table-cell office:value-type="percentage" office:value="0.94910055786686842" table:style-name="ce47">
            <text:p>94,9%</text:p>
          </table:table-cell>
          <table:table-cell office:value-type="float" office:value="144895" table:style-name="ce46">
            <text:p>144.895</text:p>
          </table:table-cell>
          <table:table-cell office:value-type="percentage" office:value="0.9084667761796682" table:style-name="ce47">
            <text:p>90,8%</text:p>
          </table:table-cell>
          <table:table-cell office:value-type="float" office:value="111457" table:style-name="ce46">
            <text:p>111.457</text:p>
          </table:table-cell>
          <table:table-cell office:value-type="percentage" office:value="0.83501524584391551" table:style-name="ce47">
            <text:p>83,5%</text:p>
          </table:table-cell>
          <table:table-cell office:value-type="float" office:value="91481" table:style-name="ce46">
            <text:p>91.481</text:p>
          </table:table-cell>
          <table:table-cell office:value-type="percentage" office:value="0.80728026826685495" table:style-name="ce47">
            <text:p>80,7%</text:p>
          </table:table-cell>
          <table:table-cell office:value-type="float" office:value="76225" table:style-name="ce46">
            <text:p>76.225</text:p>
          </table:table-cell>
          <table:table-cell office:value-type="percentage" office:value="0.89941002949852511" table:style-name="ce47">
            <text:p>89,9%</text:p>
          </table:table-cell>
          <table:table-cell office:value-type="float" office:value="889017" table:style-name="ce46">
            <text:p>889.01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43392064709052" table:style-name="ce47">
            <text:p>93,2%</text:p>
          </table:table-cell>
          <table:table-cell office:value-type="percentage" office:value="0.83555250205124687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88" table:style-name="ce46">
            <text:p>23.188</text:p>
          </table:table-cell>
          <table:table-cell office:value-type="percentage" office:value="1" table:style-name="ce47">
            <text:p>100,0%</text:p>
          </table:table-cell>
          <table:table-cell office:value-type="float" office:value="28588" table:style-name="ce46">
            <text:p>28.588</text:p>
          </table:table-cell>
          <table:table-cell office:value-type="percentage" office:value="1" table:style-name="ce47">
            <text:p>100,0%</text:p>
          </table:table-cell>
          <table:table-cell office:value-type="float" office:value="37361" table:style-name="ce46">
            <text:p>37.361</text:p>
          </table:table-cell>
          <table:table-cell office:value-type="percentage" office:value="0.99053502306591013" table:style-name="ce47">
            <text:p>99,1%</text:p>
          </table:table-cell>
          <table:table-cell office:value-type="float" office:value="44932" table:style-name="ce46">
            <text:p>44.932</text:p>
          </table:table-cell>
          <table:table-cell office:value-type="percentage" office:value="0.94268210808996311" table:style-name="ce47">
            <text:p>94,3%</text:p>
          </table:table-cell>
          <table:table-cell office:value-type="float" office:value="47115" table:style-name="ce46">
            <text:p>47.115</text:p>
          </table:table-cell>
          <table:table-cell office:value-type="percentage" office:value="0.88985211626721061" table:style-name="ce47">
            <text:p>89,0%</text:p>
          </table:table-cell>
          <table:table-cell office:value-type="float" office:value="30955" table:style-name="ce46">
            <text:p>30.955</text:p>
          </table:table-cell>
          <table:table-cell office:value-type="percentage" office:value="0.78727841501564133" table:style-name="ce47">
            <text:p>78,7%</text:p>
          </table:table-cell>
          <table:table-cell office:value-type="float" office:value="23890" table:style-name="ce46">
            <text:p>23.890</text:p>
          </table:table-cell>
          <table:table-cell office:value-type="percentage" office:value="0.7843587891522753" table:style-name="ce47">
            <text:p>78,4%</text:p>
          </table:table-cell>
          <table:table-cell office:value-type="float" office:value="21883" table:style-name="ce46">
            <text:p>21.883</text:p>
          </table:table-cell>
          <table:table-cell office:value-type="percentage" office:value="0.85708130972896757" table:style-name="ce47">
            <text:p>85,7%</text:p>
          </table:table-cell>
          <table:table-cell office:value-type="float" office:value="257912" table:style-name="ce46">
            <text:p>257.91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23678557594112" table:style-name="ce47">
            <text:p>90,8%</text:p>
          </table:table-cell>
          <table:table-cell office:value-type="percentage" office:value="0.80619166400970266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62" table:style-name="ce46">
            <text:p>73.262</text:p>
          </table:table-cell>
          <table:table-cell office:value-type="percentage" office:value="1" table:style-name="ce47">
            <text:p>100,0%</text:p>
          </table:table-cell>
          <table:table-cell office:value-type="float" office:value="102626" table:style-name="ce46">
            <text:p>102.626</text:p>
          </table:table-cell>
          <table:table-cell office:value-type="percentage" office:value="0.99734691299235168" table:style-name="ce47">
            <text:p>99,7%</text:p>
          </table:table-cell>
          <table:table-cell office:value-type="float" office:value="145442" table:style-name="ce46">
            <text:p>145.442</text:p>
          </table:table-cell>
          <table:table-cell office:value-type="percentage" office:value="0.99001422649395199" table:style-name="ce47">
            <text:p>99,0%</text:p>
          </table:table-cell>
          <table:table-cell office:value-type="float" office:value="205739" table:style-name="ce46">
            <text:p>205.739</text:p>
          </table:table-cell>
          <table:table-cell office:value-type="percentage" office:value="0.96475128484075479" table:style-name="ce47">
            <text:p>96,5%</text:p>
          </table:table-cell>
          <table:table-cell office:value-type="float" office:value="228663" table:style-name="ce46">
            <text:p>228.663</text:p>
          </table:table-cell>
          <table:table-cell office:value-type="percentage" office:value="0.89969192270919152" table:style-name="ce47">
            <text:p>90,0%</text:p>
          </table:table-cell>
          <table:table-cell office:value-type="float" office:value="164411" table:style-name="ce46">
            <text:p>164.411</text:p>
          </table:table-cell>
          <table:table-cell office:value-type="percentage" office:value="0.78664421084864811" table:style-name="ce47">
            <text:p>78,7%</text:p>
          </table:table-cell>
          <table:table-cell office:value-type="float" office:value="138045" table:style-name="ce46">
            <text:p>138.045</text:p>
          </table:table-cell>
          <table:table-cell office:value-type="percentage" office:value="0.80143165668106453" table:style-name="ce47">
            <text:p>80,1%</text:p>
          </table:table-cell>
          <table:table-cell office:value-type="float" office:value="119179" table:style-name="ce46">
            <text:p>119.179</text:p>
          </table:table-cell>
          <table:table-cell office:value-type="percentage" office:value="0.83991571172847335" table:style-name="ce47">
            <text:p>84,0%</text:p>
          </table:table-cell>
          <table:table-cell office:value-type="float" office:value="1177367" table:style-name="ce46">
            <text:p>1.177.36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865945317169116" table:style-name="ce47">
            <text:p>89,9%</text:p>
          </table:table-cell>
          <table:table-cell office:value-type="percentage" office:value="0.77906780541418996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61" table:style-name="ce46">
            <text:p>42.161</text:p>
          </table:table-cell>
          <table:table-cell office:value-type="percentage" office:value="1" table:style-name="ce47">
            <text:p>100,0%</text:p>
          </table:table-cell>
          <table:table-cell office:value-type="float" office:value="55784" table:style-name="ce46">
            <text:p>55.784</text:p>
          </table:table-cell>
          <table:table-cell office:value-type="percentage" office:value="0.99985661026670491" table:style-name="ce47">
            <text:p>100,0%</text:p>
          </table:table-cell>
          <table:table-cell office:value-type="float" office:value="70720" table:style-name="ce46">
            <text:p>70.720</text:p>
          </table:table-cell>
          <table:table-cell office:value-type="percentage" office:value="0.95769459942581658" table:style-name="ce47">
            <text:p>95,8%</text:p>
          </table:table-cell>
          <table:table-cell office:value-type="float" office:value="91570" table:style-name="ce46">
            <text:p>91.570</text:p>
          </table:table-cell>
          <table:table-cell office:value-type="percentage" office:value="0.94700808736839925" table:style-name="ce47">
            <text:p>94,7%</text:p>
          </table:table-cell>
          <table:table-cell office:value-type="float" office:value="94984" table:style-name="ce46">
            <text:p>94.984</text:p>
          </table:table-cell>
          <table:table-cell office:value-type="percentage" office:value="0.8794651950889798" table:style-name="ce47">
            <text:p>87,9%</text:p>
          </table:table-cell>
          <table:table-cell office:value-type="float" office:value="63785" table:style-name="ce46">
            <text:p>63.785</text:p>
          </table:table-cell>
          <table:table-cell office:value-type="percentage" office:value="0.78416788581404206" table:style-name="ce47">
            <text:p>78,4%</text:p>
          </table:table-cell>
          <table:table-cell office:value-type="float" office:value="56782" table:style-name="ce46">
            <text:p>56.782</text:p>
          </table:table-cell>
          <table:table-cell office:value-type="percentage" office:value="0.83347277878080639" table:style-name="ce47">
            <text:p>83,3%</text:p>
          </table:table-cell>
          <table:table-cell office:value-type="float" office:value="49481" table:style-name="ce46">
            <text:p>49.481</text:p>
          </table:table-cell>
          <table:table-cell office:value-type="percentage" office:value="0.87750939916294246" table:style-name="ce47">
            <text:p>87,8%</text:p>
          </table:table-cell>
          <table:table-cell office:value-type="float" office:value="525267" table:style-name="ce46">
            <text:p>525.26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52349859121983" table:style-name="ce47">
            <text:p>90,4%</text:p>
          </table:table-cell>
          <table:table-cell office:value-type="percentage" office:value="0.79441830498323496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35" table:style-name="ce46">
            <text:p>162.035</text:p>
          </table:table-cell>
          <table:table-cell office:value-type="percentage" office:value="1.0258626147515035" table:style-name="ce47">
            <text:p>102,6%</text:p>
          </table:table-cell>
          <table:table-cell office:value-type="float" office:value="212302" table:style-name="ce46">
            <text:p>212.302</text:p>
          </table:table-cell>
          <table:table-cell office:value-type="percentage" office:value="0.99634411327147887" table:style-name="ce47">
            <text:p>99,6%</text:p>
          </table:table-cell>
          <table:table-cell office:value-type="float" office:value="271152" table:style-name="ce46">
            <text:p>271.152</text:p>
          </table:table-cell>
          <table:table-cell office:value-type="percentage" office:value="0.9679886048429418" table:style-name="ce47">
            <text:p>96,8%</text:p>
          </table:table-cell>
          <table:table-cell office:value-type="float" office:value="321488" table:style-name="ce46">
            <text:p>321.488</text:p>
          </table:table-cell>
          <table:table-cell office:value-type="percentage" office:value="0.94561690937916387" table:style-name="ce47">
            <text:p>94,6%</text:p>
          </table:table-cell>
          <table:table-cell office:value-type="float" office:value="317819" table:style-name="ce46">
            <text:p>317.819</text:p>
          </table:table-cell>
          <table:table-cell office:value-type="percentage" office:value="0.87763059428442036" table:style-name="ce47">
            <text:p>87,8%</text:p>
          </table:table-cell>
          <table:table-cell office:value-type="float" office:value="200768" table:style-name="ce46">
            <text:p>200.768</text:p>
          </table:table-cell>
          <table:table-cell office:value-type="percentage" office:value="0.77057529851118622" table:style-name="ce47">
            <text:p>77,1%</text:p>
          </table:table-cell>
          <table:table-cell office:value-type="float" office:value="163195" table:style-name="ce46">
            <text:p>163.195</text:p>
          </table:table-cell>
          <table:table-cell office:value-type="percentage" office:value="0.80976410928180853" table:style-name="ce47">
            <text:p>81,0%</text:p>
          </table:table-cell>
          <table:table-cell office:value-type="float" office:value="147150" table:style-name="ce46">
            <text:p>147.150</text:p>
          </table:table-cell>
          <table:table-cell office:value-type="percentage" office:value="0.87274474217999365" table:style-name="ce47">
            <text:p>87,3%</text:p>
          </table:table-cell>
          <table:table-cell office:value-type="float" office:value="1795909" table:style-name="ce46">
            <text:p>1.795.90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522207543261068" table:style-name="ce47">
            <text:p>90,5%</text:p>
          </table:table-cell>
          <table:table-cell office:value-type="percentage" office:value="0.80878440209970348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3" table:style-name="ce46">
            <text:p>2.373</text:p>
          </table:table-cell>
          <table:table-cell office:value-type="percentage" office:value="0.91094049904030705" table:style-name="ce47">
            <text:p>91,1%</text:p>
          </table:table-cell>
          <table:table-cell office:value-type="float" office:value="3848" table:style-name="ce46">
            <text:p>3.848</text:p>
          </table:table-cell>
          <table:table-cell office:value-type="percentage" office:value="0.89115331171838819" table:style-name="ce47">
            <text:p>89,1%</text:p>
          </table:table-cell>
          <table:table-cell office:value-type="float" office:value="7525" table:style-name="ce46">
            <text:p>7.525</text:p>
          </table:table-cell>
          <table:table-cell office:value-type="percentage" office:value="0.95774468626702303" table:style-name="ce47">
            <text:p>95,8%</text:p>
          </table:table-cell>
          <table:table-cell office:value-type="float" office:value="10490" table:style-name="ce46">
            <text:p>10.490</text:p>
          </table:table-cell>
          <table:table-cell office:value-type="percentage" office:value="0.90775354794046381" table:style-name="ce47">
            <text:p>90,8%</text:p>
          </table:table-cell>
          <table:table-cell office:value-type="float" office:value="10987" table:style-name="ce46">
            <text:p>10.987</text:p>
          </table:table-cell>
          <table:table-cell office:value-type="percentage" office:value="0.86908716975162159" table:style-name="ce47">
            <text:p>86,9%</text:p>
          </table:table-cell>
          <table:table-cell office:value-type="float" office:value="8990" table:style-name="ce46">
            <text:p>8.990</text:p>
          </table:table-cell>
          <table:table-cell office:value-type="percentage" office:value="0.75584328232722386" table:style-name="ce47">
            <text:p>75,6%</text:p>
          </table:table-cell>
          <table:table-cell office:value-type="float" office:value="8658" table:style-name="ce46">
            <text:p>8.658</text:p>
          </table:table-cell>
          <table:table-cell office:value-type="percentage" office:value="0.78945928695176437" table:style-name="ce47">
            <text:p>78,9%</text:p>
          </table:table-cell>
          <table:table-cell office:value-type="float" office:value="7993" table:style-name="ce46">
            <text:p>7.993</text:p>
          </table:table-cell>
          <table:table-cell office:value-type="percentage" office:value="0.87584922200306814" table:style-name="ce47">
            <text:p>87,6%</text:p>
          </table:table-cell>
          <table:table-cell office:value-type="float" office:value="60864" table:style-name="ce46">
            <text:p>60.86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766222785880364" table:style-name="ce47">
            <text:p>85,8%</text:p>
          </table:table-cell>
          <table:table-cell office:value-type="percentage" office:value="0.72283318686016962" table:style-name="ce47">
            <text:p>7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9" table:style-name="ce46">
            <text:p>2.039</text:p>
          </table:table-cell>
          <table:table-cell office:value-type="percentage" office:value="0.86802894848871859" table:style-name="ce47">
            <text:p>86,8%</text:p>
          </table:table-cell>
          <table:table-cell office:value-type="float" office:value="3349" table:style-name="ce46">
            <text:p>3.349</text:p>
          </table:table-cell>
          <table:table-cell office:value-type="percentage" office:value="0.89354322305229461" table:style-name="ce47">
            <text:p>89,4%</text:p>
          </table:table-cell>
          <table:table-cell office:value-type="float" office:value="7251" table:style-name="ce46">
            <text:p>7.251</text:p>
          </table:table-cell>
          <table:table-cell office:value-type="percentage" office:value="0.92640858566500572" table:style-name="ce47">
            <text:p>92,6%</text:p>
          </table:table-cell>
          <table:table-cell office:value-type="float" office:value="9818" table:style-name="ce46">
            <text:p>9.818</text:p>
          </table:table-cell>
          <table:table-cell office:value-type="percentage" office:value="0.86892645366846621" table:style-name="ce47">
            <text:p>86,9%</text:p>
          </table:table-cell>
          <table:table-cell office:value-type="float" office:value="10265" table:style-name="ce46">
            <text:p>10.265</text:p>
          </table:table-cell>
          <table:table-cell office:value-type="percentage" office:value="0.85527412097983668" table:style-name="ce47">
            <text:p>85,5%</text:p>
          </table:table-cell>
          <table:table-cell office:value-type="float" office:value="8707" table:style-name="ce46">
            <text:p>8.707</text:p>
          </table:table-cell>
          <table:table-cell office:value-type="percentage" office:value="0.71762960520893426" table:style-name="ce47">
            <text:p>71,8%</text:p>
          </table:table-cell>
          <table:table-cell office:value-type="float" office:value="8608" table:style-name="ce46">
            <text:p>8.608</text:p>
          </table:table-cell>
          <table:table-cell office:value-type="percentage" office:value="0.71763234681117127" table:style-name="ce47">
            <text:p>71,8%</text:p>
          </table:table-cell>
          <table:table-cell office:value-type="float" office:value="7937" table:style-name="ce46">
            <text:p>7.937</text:p>
          </table:table-cell>
          <table:table-cell office:value-type="percentage" office:value="0.82901608523083348" table:style-name="ce47">
            <text:p>82,9%</text:p>
          </table:table-cell>
          <table:table-cell office:value-type="float" office:value="57974" table:style-name="ce46">
            <text:p>57.97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737561154426386" table:style-name="ce47">
            <text:p>81,7%</text:p>
          </table:table-cell>
          <table:table-cell office:value-type="percentage" office:value="0.66578620974780656" table:style-name="ce47">
            <text:p>66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5" table:style-name="ce49">
            <text:p>235</text:p>
          </table:table-cell>
          <table:table-cell office:value-type="string" table:style-name="ce50">
            <text:p>-</text:p>
          </table:table-cell>
          <table:table-cell office:value-type="float" office:value="736" table:style-name="ce49">
            <text:p>736</text:p>
          </table:table-cell>
          <table:table-cell office:value-type="string" table:style-name="ce50">
            <text:p>-</text:p>
          </table:table-cell>
          <table:table-cell office:value-type="float" office:value="1438" table:style-name="ce49">
            <text:p>1.438</text:p>
          </table:table-cell>
          <table:table-cell office:value-type="string" table:style-name="ce50">
            <text:p>-</text:p>
          </table:table-cell>
          <table:table-cell office:value-type="float" office:value="1707" table:style-name="ce49">
            <text:p>1.707</text:p>
          </table:table-cell>
          <table:table-cell office:value-type="string" table:style-name="ce50">
            <text:p>-</text:p>
          </table:table-cell>
          <table:table-cell office:value-type="float" office:value="1424" table:style-name="ce49">
            <text:p>1.424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5777" table:style-name="ce49">
            <text:p>5.77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1086" table:style-name="ce53">
            <text:p>2.911.086</text:p>
          </table:table-cell>
          <table:table-cell office:value-type="percentage" office:value="1" table:style-name="ce54">
            <text:p>100,0%</text:p>
          </table:table-cell>
          <table:table-cell office:value-type="float" office:value="3928696" table:style-name="ce53">
            <text:p>3.928.696</text:p>
          </table:table-cell>
          <table:table-cell office:value-type="percentage" office:value="0.99208367581681522" table:style-name="ce54">
            <text:p>99,2%</text:p>
          </table:table-cell>
          <table:table-cell office:value-type="float" office:value="5216443" table:style-name="ce53">
            <text:p>5.216.443</text:p>
          </table:table-cell>
          <table:table-cell office:value-type="percentage" office:value="0.9774136563221264" table:style-name="ce54">
            <text:p>97,7%</text:p>
          </table:table-cell>
          <table:table-cell office:value-type="float" office:value="6646695" table:style-name="ce53">
            <text:p>6.646.695</text:p>
          </table:table-cell>
          <table:table-cell office:value-type="percentage" office:value="0.94503139775235145" table:style-name="ce54">
            <text:p>94,5%</text:p>
          </table:table-cell>
          <table:table-cell office:value-type="float" office:value="6931528" table:style-name="ce53">
            <text:p>6.931.528</text:p>
          </table:table-cell>
          <table:table-cell office:value-type="percentage" office:value="0.87832729347164007" table:style-name="ce54">
            <text:p>87,8%</text:p>
          </table:table-cell>
          <table:table-cell office:value-type="float" office:value="4856310" table:style-name="ce53">
            <text:p>4.856.310</text:p>
          </table:table-cell>
          <table:table-cell office:value-type="percentage" office:value="0.77945359232781575" table:style-name="ce54">
            <text:p>77,9%</text:p>
          </table:table-cell>
          <table:table-cell office:value-type="float" office:value="3945948" table:style-name="ce53">
            <text:p>3.945.948</text:p>
          </table:table-cell>
          <table:table-cell office:value-type="percentage" office:value="0.79802533652601604" table:style-name="ce54">
            <text:p>79,8%</text:p>
          </table:table-cell>
          <table:table-cell office:value-type="float" office:value="3318532" table:style-name="ce53">
            <text:p>3.318.532</text:p>
          </table:table-cell>
          <table:table-cell office:value-type="percentage" office:value="0.85338132212269135" table:style-name="ce54">
            <text:p>85,3%</text:p>
          </table:table-cell>
          <table:table-cell office:value-type="float" office:value="37755238" table:style-name="ce53">
            <text:p>37.755.23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637685358964081" table:style-name="ce54">
            <text:p>89,6%</text:p>
          </table:table-cell>
          <table:table-cell office:value-type="percentage" office:value="0.79567134755065749" table:style-name="ce54">
            <text:p>79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5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3">
            <text:p>60-69 años</text:p>
          </table:table-cell>
          <table:covered-table-cell/>
          <table:table-cell office:value-type="string" table:number-columns-spanned="2" table:number-rows-spanned="1" table:style-name="ce74">
            <text:p><text:s/>Janssen</text:p>
          </table:table-cell>
          <table:covered-table-cell/>
          <table:table-cell table:number-columns-repeated="16377"/>
        </table:table-row>
        <table:table-row table:style-name="ro8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7">
            <text:p>% Dosis Adicionales en vacunados con Janssen</text:p>
          </table:table-cell>
          <table:table-cell table:number-columns-repeated="16377"/>
        </table:table-row>
        <table:table-row table:style-name="ro5">
          <table:table-cell office:value-type="string" table:style-name="ce58">
            <text:p>Andalucía</text:p>
          </table:table-cell>
          <table:table-cell office:value-type="float" office:value="879270" table:style-name="ce59">
            <text:p>879.270</text:p>
          </table:table-cell>
          <table:table-cell office:value-type="percentage" office:value="0.81340000000000001" table:style-name="ce60">
            <text:p>81,34%</text:p>
          </table:table-cell>
          <table:table-cell office:value-type="float" office:value="407184" table:style-name="ce59">
            <text:p>407.184</text:p>
          </table:table-cell>
          <table:table-cell office:value-type="percentage" office:value="0.441" table:style-name="ce60">
            <text:p>44,10%</text:p>
          </table:table-cell>
          <table:table-cell office:value-type="float" office:value="102936" table:style-name="ce59">
            <text:p>102.936</text:p>
          </table:table-cell>
          <table:table-cell office:value-type="percentage" office:value="0.3231" table:style-name="ce60">
            <text:p>32,31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Aragón</text:p>
          </table:table-cell>
          <table:table-cell office:value-type="float" office:value="179151" table:style-name="ce62">
            <text:p>179.151</text:p>
          </table:table-cell>
          <table:table-cell office:value-type="percentage" office:value="0.81759999999999999" table:style-name="ce63">
            <text:p>81,76%</text:p>
          </table:table-cell>
          <table:table-cell office:value-type="float" office:value="67811" table:style-name="ce62">
            <text:p>67.811</text:p>
          </table:table-cell>
          <table:table-cell office:value-type="percentage" office:value="0.44340000000000002" table:style-name="ce63">
            <text:p>44,34%</text:p>
          </table:table-cell>
          <table:table-cell office:value-type="float" office:value="17749" table:style-name="ce62">
            <text:p>17.749</text:p>
          </table:table-cell>
          <table:table-cell office:value-type="percentage" office:value="0.30259999999999998" table:style-name="ce63">
            <text:p>30,26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Asturias<text:s/></text:p>
          </table:table-cell>
          <table:table-cell office:value-type="float" office:value="182178" table:style-name="ce62">
            <text:p>182.178</text:p>
          </table:table-cell>
          <table:table-cell office:value-type="percentage" office:value="0.90080000000000005" table:style-name="ce63">
            <text:p>90,08%</text:p>
          </table:table-cell>
          <table:table-cell office:value-type="float" office:value="95969" table:style-name="ce62">
            <text:p>95.969</text:p>
          </table:table-cell>
          <table:table-cell office:value-type="percentage" office:value="0.6512" table:style-name="ce63">
            <text:p>65,12%</text:p>
          </table:table-cell>
          <table:table-cell office:value-type="float" office:value="34837" table:style-name="ce62">
            <text:p>34.837</text:p>
          </table:table-cell>
          <table:table-cell office:value-type="percentage" office:value="0.77070000000000005" table:style-name="ce63">
            <text:p>77,07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Baleares</text:p>
          </table:table-cell>
          <table:table-cell office:value-type="float" office:value="103874" table:style-name="ce62">
            <text:p>103.874</text:p>
          </table:table-cell>
          <table:table-cell office:value-type="percentage" office:value="0.79769999999999996" table:style-name="ce63">
            <text:p>79,77%</text:p>
          </table:table-cell>
          <table:table-cell office:value-type="float" office:value="38474" table:style-name="ce62">
            <text:p>38.474</text:p>
          </table:table-cell>
          <table:table-cell office:value-type="percentage" office:value="0.3503" table:style-name="ce63">
            <text:p>35,03%</text:p>
          </table:table-cell>
          <table:table-cell office:value-type="float" office:value="15926" table:style-name="ce62">
            <text:p>15.926</text:p>
          </table:table-cell>
          <table:table-cell office:value-type="percentage" office:value="0.313" table:style-name="ce63">
            <text:p>31,30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narias</text:p>
          </table:table-cell>
          <table:table-cell office:value-type="float" office:value="168995" table:style-name="ce62">
            <text:p>168.995</text:p>
          </table:table-cell>
          <table:table-cell office:value-type="percentage" office:value="0.69569999999999999" table:style-name="ce63">
            <text:p>69,57%</text:p>
          </table:table-cell>
          <table:table-cell office:value-type="float" office:value="87192" table:style-name="ce62">
            <text:p>87.192</text:p>
          </table:table-cell>
          <table:table-cell office:value-type="percentage" office:value="0.39340000000000003" table:style-name="ce63">
            <text:p>39,34%</text:p>
          </table:table-cell>
          <table:table-cell office:value-type="float" office:value="61234" table:style-name="ce62">
            <text:p>61.234</text:p>
          </table:table-cell>
          <table:table-cell office:value-type="percentage" office:value="0.45660000000000001" table:style-name="ce63">
            <text:p>45,66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ntabria</text:p>
          </table:table-cell>
          <table:table-cell office:value-type="float" office:value="81921" table:style-name="ce62">
            <text:p>81.921</text:p>
          </table:table-cell>
          <table:table-cell office:value-type="percentage" office:value="0.8357" table:style-name="ce63">
            <text:p>83,57%</text:p>
          </table:table-cell>
          <table:table-cell office:value-type="float" office:value="24029" table:style-name="ce62">
            <text:p>24.029</text:p>
          </table:table-cell>
          <table:table-cell office:value-type="percentage" office:value="0.315" table:style-name="ce63">
            <text:p>31,50%</text:p>
          </table:table-cell>
          <table:table-cell office:value-type="float" office:value="13435" table:style-name="ce62">
            <text:p>13.435</text:p>
          </table:table-cell>
          <table:table-cell office:value-type="percentage" office:value="0.63349999999999995" table:style-name="ce63">
            <text:p>63,35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stilla y León<text:s/></text:p>
          </table:table-cell>
          <table:table-cell office:value-type="float" office:value="426925" table:style-name="ce62">
            <text:p>426.925</text:p>
          </table:table-cell>
          <table:table-cell office:value-type="percentage" office:value="0.89349999999999996" table:style-name="ce63">
            <text:p>89,35%</text:p>
          </table:table-cell>
          <table:table-cell office:value-type="float" office:value="228805" table:style-name="ce62">
            <text:p>228.805</text:p>
          </table:table-cell>
          <table:table-cell office:value-type="percentage" office:value="0.7137" table:style-name="ce63">
            <text:p>71,37%</text:p>
          </table:table-cell>
          <table:table-cell office:value-type="float" office:value="61755" table:style-name="ce62">
            <text:p>61.755</text:p>
          </table:table-cell>
          <table:table-cell office:value-type="percentage" office:value="0.64649999999999996" table:style-name="ce63">
            <text:p>64,65%</text:p>
          </table:table-cell>
          <table:table-cell table:number-columns-repeated="16377"/>
        </table:table-row>
        <table:table-row table:style-name="ro10">
          <table:table-cell office:value-type="string" table:style-name="ce61">
            <text:p>Castilla - La Mancha</text:p>
          </table:table-cell>
          <table:table-cell office:value-type="float" office:value="254173" table:style-name="ce62">
            <text:p>254.173</text:p>
          </table:table-cell>
          <table:table-cell office:value-type="percentage" office:value="0.86070000000000002" table:style-name="ce63">
            <text:p>86,07%</text:p>
          </table:table-cell>
          <table:table-cell office:value-type="float" office:value="106219" table:style-name="ce62">
            <text:p>106.219</text:p>
          </table:table-cell>
          <table:table-cell office:value-type="percentage" office:value="0.49220000000000003" table:style-name="ce63">
            <text:p>49,22%</text:p>
          </table:table-cell>
          <table:table-cell office:value-type="float" office:value="48699" table:style-name="ce62">
            <text:p>48.699</text:p>
          </table:table-cell>
          <table:table-cell office:value-type="percentage" office:value="0.63049999999999995" table:style-name="ce63">
            <text:p>63,05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taluña</text:p>
          </table:table-cell>
          <table:table-cell office:value-type="float" office:value="777246" table:style-name="ce62">
            <text:p>777.246</text:p>
          </table:table-cell>
          <table:table-cell office:value-type="percentage" office:value="0.7268" table:style-name="ce63">
            <text:p>72,68%</text:p>
          </table:table-cell>
          <table:table-cell office:value-type="float" office:value="300937" table:style-name="ce62">
            <text:p>300.937</text:p>
          </table:table-cell>
          <table:table-cell office:value-type="percentage" office:value="0.3821" table:style-name="ce63">
            <text:p>38,21%</text:p>
          </table:table-cell>
          <table:table-cell office:value-type="float" office:value="108555" table:style-name="ce62">
            <text:p>108.555</text:p>
          </table:table-cell>
          <table:table-cell office:value-type="percentage" office:value="0.31290000000000001" table:style-name="ce63">
            <text:p>31,29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. Valenciana</text:p>
          </table:table-cell>
          <table:table-cell office:value-type="float" office:value="596975" table:style-name="ce62">
            <text:p>596.975</text:p>
          </table:table-cell>
          <table:table-cell office:value-type="percentage" office:value="0.82330000000000003" table:style-name="ce63">
            <text:p>82,33%</text:p>
          </table:table-cell>
          <table:table-cell office:value-type="float" office:value="146030" table:style-name="ce62">
            <text:p>146.030</text:p>
          </table:table-cell>
          <table:table-cell office:value-type="percentage" office:value="0.2581" table:style-name="ce63">
            <text:p>25,81%</text:p>
          </table:table-cell>
          <table:table-cell office:value-type="float" office:value="119687" table:style-name="ce62">
            <text:p>119.687</text:p>
          </table:table-cell>
          <table:table-cell office:value-type="percentage" office:value="0.56759999999999999" table:style-name="ce63">
            <text:p>56,76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Extremadura</text:p>
          </table:table-cell>
          <table:table-cell office:value-type="float" office:value="147258" table:style-name="ce62">
            <text:p>147.258</text:p>
          </table:table-cell>
          <table:table-cell office:value-type="percentage" office:value="0.85029999999999994" table:style-name="ce63">
            <text:p>85,03%</text:p>
          </table:table-cell>
          <table:table-cell office:value-type="float" office:value="70701" table:style-name="ce62">
            <text:p>70.701</text:p>
          </table:table-cell>
          <table:table-cell office:value-type="percentage" office:value="0.53900000000000003" table:style-name="ce63">
            <text:p>53,90%</text:p>
          </table:table-cell>
          <table:table-cell office:value-type="float" office:value="29052" table:style-name="ce62">
            <text:p>29.052</text:p>
          </table:table-cell>
          <table:table-cell office:value-type="percentage" office:value="0.72889999999999999" table:style-name="ce63">
            <text:p>72,89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Galicia*</text:p>
          </table:table-cell>
          <table:table-cell office:value-type="float" office:value="484188" table:style-name="ce62">
            <text:p>484.188</text:p>
          </table:table-cell>
          <table:table-cell office:value-type="percentage" office:value="0.91080000000000005" table:style-name="ce63">
            <text:p>91,08%</text:p>
          </table:table-cell>
          <table:table-cell office:value-type="float" office:value="308600" table:style-name="ce62">
            <text:p>308.600</text:p>
          </table:table-cell>
          <table:table-cell office:value-type="percentage" office:value="0.89280000000000004" table:style-name="ce63">
            <text:p>89,28%</text:p>
          </table:table-cell>
          <table:table-cell office:value-type="float" office:value="100950" table:style-name="ce62">
            <text:p>100.950</text:p>
          </table:table-cell>
          <table:table-cell office:value-type="percentage" office:value="0.81540000000000001" table:style-name="ce63">
            <text:p>81,5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La Rioja</text:p>
          </table:table-cell>
          <table:table-cell office:value-type="float" office:value="41954" table:style-name="ce62">
            <text:p>41.954</text:p>
          </table:table-cell>
          <table:table-cell office:value-type="percentage" office:value="0.81030000000000002" table:style-name="ce63">
            <text:p>81,03%</text:p>
          </table:table-cell>
          <table:table-cell office:value-type="float" office:value="19877" table:style-name="ce62">
            <text:p>19.877</text:p>
          </table:table-cell>
          <table:table-cell office:value-type="percentage" office:value="0.53200000000000003" table:style-name="ce63">
            <text:p>53,20%</text:p>
          </table:table-cell>
          <table:table-cell office:value-type="float" office:value="11031" table:style-name="ce62">
            <text:p>11.031</text:p>
          </table:table-cell>
          <table:table-cell office:value-type="percentage" office:value="0.7823" table:style-name="ce63">
            <text:p>78,23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adrid</text:p>
          </table:table-cell>
          <table:table-cell office:value-type="float" office:value="619728" table:style-name="ce62">
            <text:p>619.728</text:p>
          </table:table-cell>
          <table:table-cell office:value-type="percentage" office:value="0.70240000000000002" table:style-name="ce63">
            <text:p>70,24%</text:p>
          </table:table-cell>
          <table:table-cell office:value-type="float" office:value="233970" table:style-name="ce62">
            <text:p>233.970</text:p>
          </table:table-cell>
          <table:table-cell office:value-type="percentage" office:value="0.34649999999999997" table:style-name="ce63">
            <text:p>34,65%</text:p>
          </table:table-cell>
          <table:table-cell office:value-type="float" office:value="121084" table:style-name="ce62">
            <text:p>121.084</text:p>
          </table:table-cell>
          <table:table-cell office:value-type="percentage" office:value="0.5071" table:style-name="ce63">
            <text:p>50,71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urcia<text:s/></text:p>
          </table:table-cell>
          <table:table-cell office:value-type="float" office:value="139936" table:style-name="ce62">
            <text:p>139.936</text:p>
          </table:table-cell>
          <table:table-cell office:value-type="percentage" office:value="0.79559999999999997" table:style-name="ce63">
            <text:p>79,56%</text:p>
          </table:table-cell>
          <table:table-cell office:value-type="float" office:value="68112" table:style-name="ce62">
            <text:p>68.112</text:p>
          </table:table-cell>
          <table:table-cell office:value-type="percentage" office:value="0.46829999999999999" table:style-name="ce63">
            <text:p>46,83%</text:p>
          </table:table-cell>
          <table:table-cell office:value-type="float" office:value="40384" table:style-name="ce62">
            <text:p>40.384</text:p>
          </table:table-cell>
          <table:table-cell office:value-type="percentage" office:value="0.6079" table:style-name="ce63">
            <text:p>60,79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Navarra</text:p>
          </table:table-cell>
          <table:table-cell office:value-type="float" office:value="88735" table:style-name="ce62">
            <text:p>88.735</text:p>
          </table:table-cell>
          <table:table-cell office:value-type="percentage" office:value="0.90600000000000003" table:style-name="ce63">
            <text:p>90,60%</text:p>
          </table:table-cell>
          <table:table-cell office:value-type="float" office:value="41187" table:style-name="ce62">
            <text:p>41.187</text:p>
          </table:table-cell>
          <table:table-cell office:value-type="percentage" office:value="0.58240000000000003" table:style-name="ce63">
            <text:p>58,24%</text:p>
          </table:table-cell>
          <table:table-cell office:value-type="float" office:value="17504" table:style-name="ce62">
            <text:p>17.504</text:p>
          </table:table-cell>
          <table:table-cell office:value-type="percentage" office:value="0.73519999999999996" table:style-name="ce63">
            <text:p>73,52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País Vasco</text:p>
          </table:table-cell>
          <table:table-cell office:value-type="float" office:value="307135" table:style-name="ce62">
            <text:p>307.135</text:p>
          </table:table-cell>
          <table:table-cell office:value-type="percentage" office:value="0.82050000000000001" table:style-name="ce63">
            <text:p>82,05%</text:p>
          </table:table-cell>
          <table:table-cell office:value-type="float" office:value="130264" table:style-name="ce62">
            <text:p>130.264</text:p>
          </table:table-cell>
          <table:table-cell office:value-type="percentage" office:value="0.48039999999999999" table:style-name="ce63">
            <text:p>48,04%</text:p>
          </table:table-cell>
          <table:table-cell office:value-type="float" office:value="65504" table:style-name="ce62">
            <text:p>65.504</text:p>
          </table:table-cell>
          <table:table-cell office:value-type="percentage" office:value="0.66190000000000004" table:style-name="ce63">
            <text:p>66,19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euta</text:p>
          </table:table-cell>
          <table:table-cell office:value-type="float" office:value="4815" table:style-name="ce62">
            <text:p>4.815</text:p>
          </table:table-cell>
          <table:table-cell office:value-type="percentage" office:value="0.77400000000000002" table:style-name="ce63">
            <text:p>77,40%</text:p>
          </table:table-cell>
          <table:table-cell office:value-type="float" office:value="4736" table:style-name="ce62">
            <text:p>4.736</text:p>
          </table:table-cell>
          <table:table-cell office:value-type="percentage" office:value="0.62939999999999996" table:style-name="ce63">
            <text:p>62,94%</text:p>
          </table:table-cell>
          <table:table-cell office:value-type="float" office:value="1192" table:style-name="ce62">
            <text:p>1.192</text:p>
          </table:table-cell>
          <table:table-cell office:value-type="percentage" office:value="0.32140000000000002" table:style-name="ce63">
            <text:p>32,1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elilla</text:p>
          </table:table-cell>
          <table:table-cell office:value-type="float" office:value="3658" table:style-name="ce62">
            <text:p>3.658</text:p>
          </table:table-cell>
          <table:table-cell office:value-type="percentage" office:value="0.67889999999999995" table:style-name="ce63">
            <text:p>67,89%</text:p>
          </table:table-cell>
          <table:table-cell office:value-type="float" office:value="3877" table:style-name="ce62">
            <text:p>3.877</text:p>
          </table:table-cell>
          <table:table-cell office:value-type="percentage" office:value="0.53469999999999995" table:style-name="ce63">
            <text:p>53,47%</text:p>
          </table:table-cell>
          <table:table-cell office:value-type="float" office:value="785" table:style-name="ce64">
            <text:p>785</text:p>
          </table:table-cell>
          <table:table-cell office:value-type="percentage" office:value="0.1754" table:style-name="ce63">
            <text:p>17,5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Fuerzas Armadas</text:p>
          </table:table-cell>
          <table:table-cell office:value-type="float" office:value="8" table:style-name="ce64">
            <text:p>8</text:p>
          </table:table-cell>
          <table:table-cell office:value-type="percentage" office:value="0.1905" table:style-name="ce63">
            <text:p>19,05%</text:p>
          </table:table-cell>
          <table:table-cell office:value-type="float" office:value="909" table:style-name="ce64">
            <text:p>909</text:p>
          </table:table-cell>
          <table:table-cell office:value-type="percentage" office:value="0.2571" table:style-name="ce63">
            <text:p>25,71%</text:p>
          </table:table-cell>
          <table:table-cell office:value-type="float" office:value="702" table:style-name="ce64">
            <text:p>702</text:p>
          </table:table-cell>
          <table:table-cell office:value-type="percentage" office:value="0.55630000000000002" table:style-name="ce63">
            <text:p>55,63%</text:p>
          </table:table-cell>
          <table:table-cell table:number-columns-repeated="16377"/>
        </table:table-row>
        <table:table-row table:style-name="ro5">
          <table:table-cell office:value-type="string" table:style-name="ce65">
            <text:p>Sanidad Exterior</text:p>
          </table:table-cell>
          <table:table-cell office:value-type="float" office:value="0" table:style-name="ce66">
            <text:p>0</text:p>
          </table:table-cell>
          <table:table-cell office:value-type="percentage" office:value="0" table:style-name="ce67">
            <text:p>0,00%</text:p>
          </table:table-cell>
          <table:table-cell office:value-type="float" office:value="0" table:style-name="ce66">
            <text:p>0</text:p>
          </table:table-cell>
          <table:table-cell office:value-type="percentage" office:value="0" table:style-name="ce67">
            <text:p>0,00%</text:p>
          </table:table-cell>
          <table:table-cell office:value-type="float" office:value="5" table:style-name="ce66">
            <text:p>5</text:p>
          </table:table-cell>
          <table:table-cell office:value-type="percentage" office:value="1.2999999999999999E-3" table:style-name="ce67">
            <text:p>0,13%</text:p>
          </table:table-cell>
          <table:table-cell table:number-columns-repeated="16377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5488123" table:style-name="ce69">
            <text:p>5.488.123</text:p>
          </table:table-cell>
          <table:table-cell office:value-type="percentage" office:value="0.8024" table:style-name="ce70">
            <text:p>80,24%</text:p>
          </table:table-cell>
          <table:table-cell office:value-type="float" office:value="2384883" table:style-name="ce69">
            <text:p>2.384.883</text:p>
          </table:table-cell>
          <table:table-cell office:value-type="percentage" office:value="0.4572" table:style-name="ce70">
            <text:p>45,72%</text:p>
          </table:table-cell>
          <table:table-cell office:value-type="float" office:value="973006" table:style-name="ce69">
            <text:p>973.006</text:p>
          </table:table-cell>
          <table:table-cell office:value-type="percentage" office:value="0.4919" table:style-name="ce70">
            <text:p>49,19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15T16:05:26Z</dc:date>
  </office:meta>
</office:document-meta>
</file>